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Heading_20_2">
      <style:text-properties style:font-name="Times new roman" fo:font-size="12pt" style:text-underline-style="none" fo:font-weight="normal" officeooo:rsid="00274d0a" officeooo:paragraph-rsid="00274d0a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Times new roman" fo:font-size="12pt" style:text-underline-style="none" fo:font-weight="normal" officeooo:rsid="00274d0a" officeooo:paragraph-rsid="00274d0a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style:text-underline-style="none" fo:font-weight="normal" officeooo:rsid="00274d0a" officeooo:paragraph-rsid="002931de" style:font-size-asian="12pt" style:font-weight-asian="normal" style:font-size-complex="12pt" style:font-weight-complex="normal"/>
    </style:style>
    <style:style style:name="P4" style:family="paragraph" style:parent-style-name="Heading_20_2">
      <style:text-properties style:font-name="Times new roman" fo:font-size="12pt" style:text-underline-style="none" fo:font-weight="normal" officeooo:rsid="0029e1a9" officeooo:paragraph-rsid="0029e1a9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2pt" style:text-underline-style="none" fo:font-weight="normal" officeooo:rsid="0029e1a9" officeooo:paragraph-rsid="0029e1a9" style:font-size-asian="12pt" style:font-weight-asian="normal" style:font-size-complex="12pt" style:font-weight-complex="normal"/>
    </style:style>
    <style:style style:name="P6" style:family="paragraph" style:parent-style-name="Heading_20_2">
      <style:text-properties style:font-name="Times new roman" fo:font-size="12pt" style:text-underline-style="none" fo:font-weight="normal" officeooo:rsid="0017fef3" officeooo:paragraph-rsid="002b6135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Times new roman" fo:font-size="12pt" style:text-underline-style="none" fo:font-weight="normal" officeooo:rsid="0017fef3" officeooo:paragraph-rsid="002b6135" style:font-size-asian="12pt" style:font-weight-asian="normal" style:font-size-complex="12pt" style:font-weight-complex="normal"/>
    </style:style>
    <style:style style:name="P8" style:family="paragraph" style:parent-style-name="Heading_20_2">
      <style:text-properties style:font-name="Times new roman" fo:font-size="12pt" style:text-underline-style="none" fo:font-weight="normal" officeooo:rsid="0017fef3" officeooo:paragraph-rsid="002d12c3" style:font-size-asian="12pt" style:font-weight-asian="normal" style:font-size-complex="12pt" style:font-weight-complex="normal"/>
    </style:style>
    <style:style style:name="P9" style:family="paragraph" style:parent-style-name="Text_20_body">
      <style:text-properties style:font-name="Times new roman" fo:font-size="12pt" style:text-underline-style="none" fo:font-weight="normal" officeooo:rsid="0017fef3" officeooo:paragraph-rsid="002d12c3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Times new roman" fo:font-size="12pt" style:text-underline-style="none" fo:font-weight="normal" officeooo:rsid="0017fef3" officeooo:paragraph-rsid="002de31c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Times new roman" fo:font-size="12pt" style:text-underline-style="none" fo:font-weight="normal" officeooo:rsid="0017fef3" officeooo:paragraph-rsid="002f9c5c" style:font-size-asian="12pt" style:font-weight-asian="normal" style:font-size-complex="12pt" style:font-weight-complex="normal"/>
    </style:style>
    <style:style style:name="P12" style:family="paragraph" style:parent-style-name="Text_20_body">
      <style:text-properties style:font-name="Times new roman" fo:font-size="12pt" style:text-underline-style="none" fo:font-weight="normal" officeooo:rsid="0017fef3" officeooo:paragraph-rsid="002f9c5c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Times new roman" fo:font-size="12pt" style:text-underline-style="none" fo:font-weight="normal" officeooo:rsid="0017fef3" officeooo:paragraph-rsid="003098b5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font-name="Times new roman" fo:font-size="12pt" style:text-underline-style="none" fo:font-weight="normal" officeooo:rsid="0017fef3" officeooo:paragraph-rsid="0030f74b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Times new roman" fo:font-size="12pt" style:text-underline-style="none" fo:font-weight="normal" officeooo:rsid="00251fe9" officeooo:paragraph-rsid="00251fe9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Times new roman" fo:font-size="12pt" style:text-underline-style="none" fo:font-weight="normal" officeooo:rsid="00251fe9" officeooo:paragraph-rsid="00255440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Times new roman" fo:font-size="12pt" style:text-underline-style="none" fo:font-weight="normal" officeooo:rsid="00255440" officeooo:paragraph-rsid="00255440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Times new roman" fo:font-size="12pt" style:text-underline-style="none" fo:font-weight="normal" officeooo:rsid="00255440" officeooo:paragraph-rsid="00274d0a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Times new roman" fo:font-size="12pt" style:text-underline-style="none" fo:font-weight="normal" officeooo:rsid="00255440" officeooo:paragraph-rsid="002931de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Times new roman" fo:font-size="12pt" style:text-underline-style="none" fo:font-weight="normal" officeooo:rsid="002931de" officeooo:paragraph-rsid="0029e1a9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Times new roman" fo:font-size="12pt" style:text-underline-style="none" fo:font-weight="normal" officeooo:rsid="002931de" officeooo:paragraph-rsid="003098b5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Times new roman" fo:font-size="12pt" style:text-underline-style="none" fo:font-weight="normal" officeooo:rsid="002931de" officeooo:paragraph-rsid="002931de" style:font-size-asian="12pt" style:font-weight-asian="normal" style:font-size-complex="12pt" style:font-weight-complex="normal"/>
    </style:style>
    <style:style style:name="P23" style:family="paragraph" style:parent-style-name="Text_20_body">
      <style:text-properties style:font-name="Times new roman" fo:font-size="12pt" style:text-underline-style="none" fo:font-weight="normal" officeooo:rsid="003098b5" officeooo:paragraph-rsid="003098b5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Times new roman" fo:font-size="12pt" style:text-underline-style="none" fo:font-weight="bold" officeooo:rsid="00255440" officeooo:paragraph-rsid="00255440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Times new roman" fo:font-size="12pt" style:text-underline-style="none" fo:font-weight="bold" officeooo:rsid="00274d0a" officeooo:paragraph-rsid="00274d0a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Times new roman" fo:font-size="12pt" style:text-underline-style="none" fo:font-weight="bold" officeooo:rsid="00274d0a" officeooo:paragraph-rsid="002931de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Times new roman" fo:font-size="12pt" style:text-underline-style="none" fo:font-weight="bold" officeooo:rsid="002931de" officeooo:paragraph-rsid="0029e1a9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Times new roman" fo:font-size="12pt" style:text-underline-style="none" fo:font-weight="bold" officeooo:rsid="002931de" officeooo:paragraph-rsid="002931de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Times new roman" fo:font-size="12pt" style:text-underline-style="none" fo:font-weight="bold" officeooo:rsid="0029e1a9" officeooo:paragraph-rsid="0029e1a9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Times new roman" fo:font-size="12pt" style:text-underline-style="none" fo:font-weight="bold" officeooo:rsid="0029e1a9" officeooo:paragraph-rsid="003098b5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rsid="00255440" officeooo:paragraph-rsid="00255440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text-properties style:font-name="Times new roman" fo:font-size="12pt" style:text-underline-style="solid" style:text-underline-width="auto" style:text-underline-color="font-color" fo:font-weight="bold" officeooo:rsid="00251fe9" officeooo:paragraph-rsid="00251fe9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Times new roman" fo:font-size="12pt" style:text-underline-style="solid" style:text-underline-width="auto" style:text-underline-color="font-color" fo:font-weight="bold" officeooo:rsid="00255440" officeooo:paragraph-rsid="00255440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Times new roman" fo:font-size="12pt" style:text-underline-style="solid" style:text-underline-width="auto" style:text-underline-color="font-color" fo:font-weight="bold" officeooo:rsid="00255440" officeooo:paragraph-rsid="00274d0a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Times new roman" fo:font-size="12pt" style:text-underline-style="solid" style:text-underline-width="auto" style:text-underline-color="font-color" fo:font-weight="bold" officeooo:rsid="002931de" officeooo:paragraph-rsid="0029e1a9" style:font-size-asian="12pt" style:font-weight-asian="bold" style:font-size-complex="12pt" style:font-weight-complex="bold"/>
    </style:style>
    <style:style style:name="P36" style:family="paragraph" style:parent-style-name="Standard">
      <style:text-properties style:font-name="Times new roman" fo:font-size="12pt" style:text-underline-style="solid" style:text-underline-width="auto" style:text-underline-color="font-color" fo:font-weight="bold" officeooo:rsid="002931de" officeooo:paragraph-rsid="002931de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Times new roman" fo:font-size="12pt" style:text-underline-style="solid" style:text-underline-width="auto" style:text-underline-color="font-color" fo:font-weight="bold" officeooo:rsid="002b6135" officeooo:paragraph-rsid="002b6135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Times new roman" fo:font-size="12pt" style:text-underline-style="solid" style:text-underline-width="auto" style:text-underline-color="font-color" fo:font-weight="bold" officeooo:rsid="00274d0a" officeooo:paragraph-rsid="00274d0a" style:font-size-asian="12pt" style:font-weight-asian="bold" style:font-size-complex="12pt" style:font-weight-complex="bold"/>
    </style:style>
    <style:style style:name="P39" style:family="paragraph" style:parent-style-name="Text_20_body">
      <style:text-properties style:font-name="Times new roman" fo:font-size="12pt" style:text-underline-style="solid" style:text-underline-width="auto" style:text-underline-color="font-color" fo:font-weight="bold" officeooo:rsid="003098b5" officeooo:paragraph-rsid="003098b5" style:font-size-asian="12pt" style:font-weight-asian="bold" style:font-size-complex="12pt" style:font-weight-complex="bold"/>
    </style:style>
    <style:style style:name="P40" style:family="paragraph" style:parent-style-name="Standard">
      <style:text-properties style:font-name="Times new roman" fo:font-size="12pt" style:text-underline-style="solid" style:text-underline-width="auto" style:text-underline-color="font-color" fo:font-weight="normal" officeooo:rsid="0017fef3" officeooo:paragraph-rsid="00251fe9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Times new roman" fo:font-size="12pt" style:text-underline-style="solid" style:text-underline-width="auto" style:text-underline-color="font-color" fo:font-weight="normal" officeooo:rsid="0017fef3" officeooo:paragraph-rsid="002931de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Times new roman" fo:font-size="12pt" style:text-underline-style="solid" style:text-underline-width="auto" style:text-underline-color="font-color" fo:font-weight="normal" officeooo:rsid="0017fef3" officeooo:paragraph-rsid="002b6135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Times new roman" fo:font-size="12pt" style:text-underline-style="solid" style:text-underline-width="auto" style:text-underline-color="font-color" fo:font-weight="normal" officeooo:rsid="0017fef3" officeooo:paragraph-rsid="002de31c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Times new roman" fo:font-size="12pt" style:text-underline-style="solid" style:text-underline-width="auto" style:text-underline-color="font-color" fo:font-weight="normal" officeooo:rsid="0017fef3" officeooo:paragraph-rsid="002f9c5c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Times new roman" fo:font-size="12pt" style:text-underline-style="solid" style:text-underline-width="auto" style:text-underline-color="font-color" fo:font-weight="normal" officeooo:rsid="0029e1a9" officeooo:paragraph-rsid="0029e1a9" style:font-size-asian="12pt" style:font-weight-asian="normal" style:font-size-complex="12pt" style:font-weight-complex="normal"/>
    </style:style>
    <style:style style:name="P46" style:family="paragraph" style:parent-style-name="Standard">
      <style:text-properties officeooo:paragraph-rsid="002931de"/>
    </style:style>
    <style:style style:name="P47" style:family="paragraph" style:parent-style-name="Standard">
      <style:text-properties officeooo:paragraph-rsid="0029e1a9"/>
    </style:style>
    <style:style style:name="P48" style:family="paragraph" style:parent-style-name="Standard">
      <style:text-properties style:font-name="Times new roman" fo:font-size="12pt" style:text-underline-style="none" fo:font-weight="bold" officeooo:rsid="00274d0a" officeooo:paragraph-rsid="00274d0a" style:font-size-asian="12pt" style:font-weight-asian="bold" style:font-size-complex="12pt" style:font-weight-complex="bold"/>
    </style:style>
    <style:style style:name="P49" style:family="paragraph" style:parent-style-name="Standard">
      <style:text-properties style:font-name="Times new roman" fo:font-size="12pt" style:text-underline-style="none" fo:font-weight="normal" officeooo:rsid="00274d0a" officeooo:paragraph-rsid="00274d0a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Times new roman" fo:font-size="12pt" style:text-underline-style="none" fo:font-weight="normal" officeooo:rsid="00274d0a" officeooo:paragraph-rsid="00380568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font-name="Times new roman" fo:font-size="12pt" style:text-underline-style="solid" style:text-underline-width="auto" style:text-underline-color="font-color" fo:font-weight="bold" officeooo:rsid="00274d0a" officeooo:paragraph-rsid="00274d0a" style:font-size-asian="12pt" style:font-weight-asian="bold" style:font-size-complex="12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74d0a" style:font-style-asian="normal" style:font-style-complex="normal"/>
    </style:style>
    <style:style style:name="T3" style:family="text">
      <style:text-properties fo:font-variant="normal" fo:text-transform="none" fo:letter-spacing="normal" fo:font-style="normal" fo:font-weight="bold"/>
    </style:style>
    <style:style style:name="T4" style:family="text">
      <style:text-properties fo:font-variant="normal" fo:text-transform="none" fo:letter-spacing="normal" fo:font-style="normal" fo:font-weight="bold" officeooo:rsid="002de31c" style:font-weight-asian="bold" style:font-weight-complex="bold"/>
    </style:style>
    <style:style style:name="T5" style:family="text">
      <style:text-properties fo:font-variant="normal" fo:text-transform="none" fo:letter-spacing="normal" fo:font-style="normal" fo:font-weight="bold" officeooo:rsid="002f9c5c" style:font-weight-asian="bold" style:font-weight-complex="bold"/>
    </style:style>
    <style:style style:name="T6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letter-spacing="normal" fo:font-style="normal" fo:font-weight="normal" officeooo:rsid="002de31c" style:font-weight-asian="normal" style:font-weight-complex="normal"/>
    </style:style>
    <style:style style:name="T8" style:family="text">
      <style:text-properties fo:font-variant="normal" fo:text-transform="none" fo:letter-spacing="normal" fo:font-style="normal" fo:font-weight="normal" officeooo:rsid="002f9c5c" style:font-weight-asian="normal" style:font-weight-complex="normal"/>
    </style:style>
    <style:style style:name="T9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/>
    </style:style>
    <style:style style:name="T10" style:family="text">
      <style:text-properties fo:font-variant="normal" fo:text-transform="none" style:font-name="Times new roman" fo:letter-spacing="normal" fo:font-style="normal" fo:font-weight="normal" officeooo:rsid="002f9c5c" style:font-weight-asian="normal" style:font-weight-complex="normal"/>
    </style:style>
    <style:style style:name="T11" style:family="text">
      <style:text-properties fo:font-variant="normal" fo:text-transform="none" style:font-name="Times new roman" fo:font-size="12pt" fo:letter-spacing="normal" fo:font-style="normal" style:text-underline-style="solid" style:text-underline-width="auto" style:text-underline-color="font-color" fo:font-weight="bold"/>
    </style:style>
    <style:style style:name="T12" style:family="text">
      <style:text-properties fo:font-variant="normal" fo:text-transform="none" fo:color="#111111" loext:opacity="100%" style:font-name="ui-monospace" fo:letter-spacing="normal" fo:font-style="normal" style:text-underline-style="solid" style:text-underline-width="auto" style:text-underline-color="font-color" fo:font-weight="bold" officeooo:rsid="002d12c3" style:font-weight-asian="bold" style:font-weight-complex="bold"/>
    </style:style>
    <style:style style:name="T13" style:family="text">
      <style:text-properties fo:font-variant="normal" fo:text-transform="none" fo:color="#111111" loext:opacity="100%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variant="normal" fo:text-transform="none" fo:color="#111111" loext:opacity="100%" fo:letter-spacing="normal" fo:font-style="normal" style:text-underline-style="solid" style:text-underline-width="auto" style:text-underline-color="font-color" fo:font-weight="bold" officeooo:rsid="00191395" style:font-weight-asian="bold" style:font-weight-complex="bold"/>
    </style:style>
    <style:style style:name="T15" style:family="text">
      <style:text-properties fo:font-variant="normal" fo:text-transform="none" fo:color="#111111" loext:opacity="100%" fo:letter-spacing="normal" fo:font-style="normal" style:text-underline-style="solid" style:text-underline-width="auto" style:text-underline-color="font-color" fo:font-weight="bold" officeooo:rsid="003098b5" style:font-weight-asian="bold" style:font-weight-complex="bold"/>
    </style:style>
    <style:style style:name="T16" style:family="text">
      <style:text-properties fo:font-variant="normal" fo:text-transform="none" fo:color="#111111" loext:opacity="100%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111111" loext:opacity="100%" fo:letter-spacing="normal" fo:font-style="normal" fo:font-weight="bold" officeooo:rsid="00191395" style:font-weight-asian="bold" style:font-weight-complex="bold"/>
    </style:style>
    <style:style style:name="T18" style:family="text">
      <style:text-properties fo:font-variant="normal" fo:text-transform="none" fo:font-size="14pt" fo:letter-spacing="normal" fo:font-style="normal" style:text-underline-style="solid" style:text-underline-width="auto" style:text-underline-color="font-color" fo:font-weight="normal" officeooo:rsid="002d12c3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style:font-size-asian="14pt" style:font-size-complex="14pt"/>
    </style:style>
    <style:style style:name="T20" style:family="text"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2d12c3" style:font-size-asian="14pt" style:font-size-complex="14pt"/>
    </style:style>
    <style:style style:name="T21" style:family="text"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2f9c5c" style:font-size-asian="14pt" style:font-size-complex="14pt"/>
    </style:style>
    <style:style style:name="T22" style:family="text">
      <style:text-properties style:text-underline-style="solid" style:text-underline-width="auto" style:text-underline-color="font-color" fo:font-weight="bold" officeooo:rsid="00191395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17fef3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91395" style:font-weight-asian="bold" style:font-weight-complex="bold"/>
    </style:style>
    <style:style style:name="T26" style:family="text">
      <style:text-properties fo:font-weight="bold" officeooo:rsid="00255440" style:font-weight-asian="bold" style:font-weight-complex="bold"/>
    </style:style>
    <style:style style:name="T27" style:family="text">
      <style:text-properties fo:font-weight="bold" officeooo:rsid="002b6135" style:font-weight-asian="bold" style:font-weight-complex="bold"/>
    </style:style>
    <style:style style:name="T28" style:family="text">
      <style:text-properties fo:font-weight="bold" officeooo:rsid="002d12c3" style:font-weight-asian="bold" style:font-weight-complex="bold"/>
    </style:style>
    <style:style style:name="T29" style:family="text">
      <style:text-properties fo:font-weight="bold" officeooo:rsid="002de31c" style:font-weight-asian="bold" style:font-weight-complex="bold"/>
    </style:style>
    <style:style style:name="T30" style:family="text">
      <style:text-properties officeooo:rsid="00274d0a"/>
    </style:style>
    <style:style style:name="T31" style:family="text">
      <style:text-properties style:font-name="Times new roman" fo:font-size="12pt" style:text-underline-style="solid" style:text-underline-width="auto" style:text-underline-color="font-color" fo:font-weight="normal" officeooo:rsid="002931de" style:font-size-asian="12pt" style:font-weight-asian="normal" style:font-size-complex="12pt" style:font-weight-complex="normal"/>
    </style:style>
    <style:style style:name="T32" style:family="text">
      <style:text-properties style:font-name="Times new roman" fo:font-size="12pt" style:text-underline-style="solid" style:text-underline-width="auto" style:text-underline-color="font-color" fo:font-weight="bold" officeooo:rsid="0029e1a9" style:font-size-asian="12pt" style:font-weight-asian="bold" style:font-size-complex="12pt" style:font-weight-complex="bold"/>
    </style:style>
    <style:style style:name="T33" style:family="text">
      <style:text-properties officeooo:rsid="002931de"/>
    </style:style>
    <style:style style:name="T34" style:family="text">
      <style:text-properties officeooo:rsid="002b6135"/>
    </style:style>
    <style:style style:name="T35" style:family="text">
      <style:text-properties officeooo:rsid="0017fef3"/>
    </style:style>
    <style:style style:name="T36" style:family="text">
      <style:text-properties officeooo:rsid="002d12c3"/>
    </style:style>
    <style:style style:name="T37" style:family="text">
      <style:text-properties officeooo:rsid="002de31c"/>
    </style:style>
    <style:style style:name="T38" style:family="text">
      <style:text-properties fo:font-size="14pt" fo:font-weight="bold" style:font-size-asian="14pt" style:font-weight-asian="bold" style:font-size-complex="14pt" style:font-weight-complex="bold"/>
    </style:style>
    <style:style style:name="T39" style:family="text">
      <style:text-properties fo:font-size="14pt" fo:font-weight="bold" officeooo:rsid="003098b5" style:font-size-asian="14pt" style:font-weight-asian="bold" style:font-size-complex="14pt" style:font-weight-complex="bold"/>
    </style:style>
    <style:style style:name="T40" style:family="text">
      <style:text-properties officeooo:rsid="002f9c5c"/>
    </style:style>
    <style:style style:name="T41" style:family="text">
      <style:text-properties officeooo:rsid="003098b5"/>
    </style:style>
    <style:style style:name="T42" style:family="text">
      <style:text-properties officeooo:rsid="0030f74b"/>
    </style:style>
    <style:style style:name="T43" style:family="text">
      <style:text-properties officeooo:rsid="00380568"/>
    </style:style>
    <style:style style:name="T44" style:family="text">
      <style:text-properties style:text-underline-style="none" fo:font-weight="normal" style:font-weight-asian="normal" style:font-weight-complex="normal"/>
    </style:style>
    <style:style style:name="T45" style:family="text">
      <style:text-properties officeooo:rsid="0039c4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T24">Team: Zero^Infinity</text:span><text:span text:style-name="T25">(DUET)</text:span></text:p>
      <text:p text:style-name="P40"/>
      <text:p text:style-name="P16">ll a[limit][limit]; <text:s text:c="4"/><text:span text:style-name="T24">/// </text:span><text:span text:style-name="T26">Common for all BIT</text:span></text:p>
      <text:p text:style-name="P16">ll BIT[limit][limit];</text:p>
      <text:p text:style-name="P32">****** 2D BIT :</text:p>
      <text:p text:style-name="P15">ll n,m,q;</text:p>
      <text:p text:style-name="P15">void update(ll xx,ll yy,ll val){</text:p>
      <text:p text:style-name="P15"/>
      <text:p text:style-name="P15"><text:s text:c="4"/>for(ll x=xx;x&lt;=n;x+=(x&amp;-x)){</text:p>
      <text:p text:style-name="P15"><text:s text:c="8"/>for(ll y=yy;y&lt;=m;y+=(y&amp;-y)){</text:p>
      <text:p text:style-name="P15"/>
      <text:p text:style-name="P15"><text:s text:c="12"/>BIT[x][y]+=val;</text:p>
      <text:p text:style-name="P15"><text:s text:c="8"/>}</text:p>
      <text:p text:style-name="P15"><text:s text:c="4"/>}</text:p>
      <text:p text:style-name="P15">}</text:p>
      <text:p text:style-name="P15"/>
      <text:p text:style-name="P15">ll query(ll xx,ll yy){</text:p>
      <text:p text:style-name="P15"><text:s text:c="4"/>ll sum=0;</text:p>
      <text:p text:style-name="P15"><text:s text:c="4"/>for(ll x=xx;x&gt;0;x-=(x&amp;-x)){</text:p>
      <text:p text:style-name="P15"/>
      <text:p text:style-name="P15"><text:s text:c="8"/>for(ll y=yy;y&gt;0;y-=(y&amp;-y)){</text:p>
      <text:p text:style-name="P15"><text:s text:c="12"/>sum+=BIT[x][y];</text:p>
      <text:p text:style-name="P15"><text:s text:c="8"/>}</text:p>
      <text:p text:style-name="P15"><text:s text:c="4"/>}</text:p>
      <text:p text:style-name="P15"><text:s text:c="4"/>return sum;</text:p>
      <text:p text:style-name="P15">}</text:p>
      <text:p text:style-name="P15"/>
      <text:p text:style-name="P15">int main(){</text:p>
      <text:p text:style-name="P15"><text:s text:c="4"/>cin&gt;&gt;n&gt;&gt;m&gt;&gt;q;</text:p>
      <text:p text:style-name="P15"><text:s text:c="4"/>for(int i=1;i&lt;=n;i++){</text:p>
      <text:p text:style-name="P15"><text:s text:c="8"/>for(int j=1;j&lt;=m;j++){</text:p>
      <text:p text:style-name="P15"><text:s text:c="12"/>cin&gt;&gt;a[i][j];</text:p>
      <text:p text:style-name="P15"><text:s text:c="12"/>update(i,j,a[i][j]);</text:p>
      <text:p text:style-name="P15"><text:s text:c="8"/>}</text:p>
      <text:p text:style-name="P15"><text:s text:c="4"/>}</text:p>
      <text:p text:style-name="P15"><text:s text:c="4"/>while(q--){</text:p>
      <text:p text:style-name="P15"><text:s text:c="8"/>string s; cin&gt;&gt;s;</text:p>
      <text:p text:style-name="P15"/>
      <text:p text:style-name="P15"><text:s text:c="8"/>if(s=="sum"){ <text:s/><text:span text:style-name="T24">///summation of a range</text:span></text:p>
      <text:p text:style-name="P15"/>
      <text:p text:style-name="P15"><text:s text:c="12"/>ll x1,y1,x2,y2;</text:p>
      <text:p text:style-name="P15"><text:s text:c="12"/>cin&gt;&gt;x1&gt;&gt;y1&gt;&gt;x2&gt;&gt;y2;</text:p>
      <text:p text:style-name="P15"><text:s text:c="12"/>ll in1=query(x2,y2);</text:p>
      <text:p text:style-name="P15"><text:s text:c="12"/>ll ex1=query(x2,y1-1);</text:p>
      <text:p text:style-name="P15"><text:s text:c="12"/>ll ex2=query(x1-1,y2);</text:p>
      <text:p text:style-name="P15"><text:s text:c="12"/>ll in2=query(x1-1,y1-1);</text:p>
      <text:p text:style-name="P15"><text:s text:c="12"/>cout&lt;&lt;in1+in2-ex1-ex2&lt;&lt;endl;</text:p>
      <text:p text:style-name="P15"><text:s text:c="8"/>}</text:p>
      <text:p text:style-name="P15"><text:s text:c="8"/>else{</text:p>
      <text:p text:style-name="P15"><text:s text:c="12"/>ll x,y,val;</text:p>
      <text:p text:style-name="P15"><text:s text:c="12"/>cin&gt;&gt;x&gt;&gt;y&gt;&gt;val;</text:p>
      <text:p text:style-name="P15"><text:s text:c="12"/>a[x][y]+=val; <text:s/><text:span text:style-name="T24"><text:s/>///adding value</text:span></text:p>
      <text:p text:style-name="P15"><text:s text:c="12"/>update(x,y,val);</text:p>
      <text:p text:style-name="P15"><text:s text:c="8"/>}</text:p>
      <text:p text:style-name="P15"><text:s text:c="4"/>}</text:p>
      <text:p text:style-name="P15"><text:s text:c="4"/>return 0;</text:p>
      <text:p text:style-name="P15">}</text:p>
      <text:p text:style-name="P15"/>
      <text:p text:style-name="P32"/>
      <text:p text:style-name="P32"/>
      <text:p text:style-name="P32">**** BIT Implemetation </text:p>
      <text:p text:style-name="P15">void update(int index,int val,int n){</text:p>
      <text:p text:style-name="P15"><text:s text:c="4"/>while(index &lt;= n){</text:p>
      <text:p text:style-name="P15"><text:s text:c="8"/>BIT[index] += val;</text:p>
      <text:p text:style-name="P15"><text:s text:c="8"/>index += (index &amp; -index);</text:p>
      <text:p text:style-name="P15"><text:s text:c="4"/>}</text:p>
      <text:p text:style-name="P15">}</text:p>
      <text:p text:style-name="P15"/>
      <text:p text:style-name="P15">int answer(int index){</text:p>
      <text:p text:style-name="P15"><text:s text:c="4"/>int sum = 0;</text:p>
      <text:p text:style-name="P15"><text:s text:c="4"/>while(index &gt; 0){</text:p>
      <text:p text:style-name="P15"><text:s text:c="8"/>sum += BIT[index];</text:p>
      <text:p text:style-name="P15"><text:s text:c="8"/>index -= (index &amp; -index);</text:p>
      <text:p text:style-name="P15"><text:s text:c="4"/>}</text:p>
      <text:p text:style-name="P15"><text:s text:c="4"/>return sum;</text:p>
      <text:p text:style-name="P15">}</text:p>
      <text:p text:style-name="P15"/>
      <text:p text:style-name="P15">int main(){</text:p>
      <text:p text:style-name="P15"><text:s text:c="4"/>int n,q; <text:s text:c="2"/>cin&gt;&gt; n &gt;&gt; q;</text:p>
      <text:p text:style-name="P15"><text:s text:c="4"/>for(int i=1;i&lt;=n;i++){</text:p>
      <text:p text:style-name="P15"><text:s text:c="8"/>cin&gt;&gt;a[i];</text:p>
      <text:p text:style-name="P15"><text:s text:c="8"/>update(i,a[i],n);</text:p>
      <text:p text:style-name="P15"><text:s text:c="4"/>}</text:p>
      <text:p text:style-name="P15"><text:s text:c="4"/>while(q--){</text:p>
      <text:p text:style-name="P15"><text:s text:c="8"/>int l,r;</text:p>
      <text:p text:style-name="P15"><text:s text:c="8"/>cin&gt;&gt;l&gt;&gt;r; <text:s text:c="2"/>/// sum in range</text:p>
      <text:p text:style-name="P15"><text:s text:c="8"/>cout&lt;&lt;answer(r)-answer(l-1)&lt;&lt;endl;</text:p>
      <text:p text:style-name="P15"><text:s text:c="4"/>}</text:p>
      <text:p text:style-name="P15"><text:s text:c="4"/>return 0;</text:p>
      <text:p text:style-name="P15">}</text:p>
      <text:p text:style-name="P15"/>
      <text:p text:style-name="P33">*** Binary Lifting in BIT</text:p>
      <text:p text:style-name="P17"/>
      <text:p text:style-name="P24">/// In this problem we need to find minimum Index where query wanted sum bigger.</text:p>
      <text:p text:style-name="P17"/>
      <text:p text:style-name="P17">void update(int index,int val,int n){</text:p>
      <text:p text:style-name="P17"><text:s text:c="4"/>while(index &lt;= n){</text:p>
      <text:p text:style-name="P17"><text:s text:c="8"/>BIT[index] += val;</text:p>
      <text:p text:style-name="P17"><text:s text:c="8"/>index += (index &amp; -index);</text:p>
      <text:p text:style-name="P17"><text:s text:c="4"/>}</text:p>
      <text:p text:style-name="P17">}</text:p>
      <text:p text:style-name="P17"/>
      <text:p text:style-name="P17">int answer(int index){</text:p>
      <text:p text:style-name="P17"><text:s text:c="4"/>int sum = 0;</text:p>
      <text:p text:style-name="P17"><text:s text:c="4"/>while(index &gt; 0){</text:p>
      <text:p text:style-name="P17"><text:s text:c="8"/>sum += BIT[index];</text:p>
      <text:p text:style-name="P17"><text:s text:c="8"/>index -= (index &amp; -index);</text:p>
      <text:p text:style-name="P17"><text:s text:c="4"/>}</text:p>
      <text:p text:style-name="P17"><text:s text:c="4"/>return sum;</text:p>
      <text:p text:style-name="P17">}</text:p>
      <text:p text:style-name="P17"/>
      <text:p text:style-name="P17">int main(){</text:p>
      <text:p text:style-name="P17"><text:s text:c="4"/>int n,q; <text:s text:c="2"/>cin&gt;&gt;n&gt;&gt;q;</text:p>
      <text:p text:style-name="P17"><text:s text:c="4"/>for(int i=1;i&lt;=n;i++){</text:p>
      <text:p text:style-name="P17"><text:s text:c="8"/>cin&gt;&gt;a[i];</text:p>
      <text:p text:style-name="P17"><text:s text:c="8"/>update(i,a[i],n);</text:p>
      <text:p text:style-name="P17"><text:s text:c="4"/>}</text:p>
      <text:p text:style-name="P17"/>
      <text:p text:style-name="P17"/>
      <text:p text:style-name="P19"><text:soft-page-break/><text:span text:style-name="T23">Team: Zero^Infinity</text:span><text:span text:style-name="T22">(DUET)</text:span> <text:s text:c="3"/></text:p>
      <text:p text:style-name="P19">while(q--){</text:p>
      <text:p text:style-name="P17"><text:s text:c="8"/>string s; <text:s text:c="2"/>cin&gt;&gt;s;</text:p>
      <text:p text:style-name="P17"><text:s text:c="8"/>if(s=="add"){ <text:s text:c="3"/><text:span text:style-name="T24"><text:s/>/// Adding something to this position</text:span></text:p>
      <text:p text:style-name="P17"><text:s text:c="12"/>ll pos,add; <text:s text:c="2"/>cin&gt;&gt; pos &gt;&gt; add;</text:p>
      <text:p text:style-name="P17"><text:s text:c="12"/>a[pos] += add;</text:p>
      <text:p text:style-name="P17"><text:s text:c="12"/>update(pos , add , n);</text:p>
      <text:p text:style-name="P17"><text:s text:c="8"/>}</text:p>
      <text:p text:style-name="P17"/>
      <text:p text:style-name="P17"><text:s text:c="8"/>else if(s=="assign"){ <text:s text:c="2"/><text:span text:style-name="T24">/// Assign value to this position</text:span></text:p>
      <text:p text:style-name="P17"><text:s text:c="12"/>ll pos,val; <text:s text:c="2"/>cin&gt;&gt;pos &gt;&gt; val;</text:p>
      <text:p text:style-name="P17"><text:s text:c="12"/>update( pos, -a[pos] , n); ///clear first</text:p>
      <text:p text:style-name="P17"><text:s text:c="12"/>update(pos , val , n ); /// assign now</text:p>
      <text:p text:style-name="P17"><text:s text:c="12"/>a[pos]=val;</text:p>
      <text:p text:style-name="P17"><text:s text:c="8"/>}</text:p>
      <text:p text:style-name="P17"><text:s text:c="8"/>else {</text:p>
      <text:p text:style-name="P17"><text:s text:c="12"/>ll qsum; <text:s text:c="3"/>cin&gt;&gt;qsum;</text:p>
      <text:p text:style-name="P17"><text:s text:c="12"/>ll cur_jump=0 , cursum=0;</text:p>
      <text:p text:style-name="P17"/>
      <text:p text:style-name="P17"><text:s text:c="12"/>for(int jump=20; jump &gt;= 0 ;jump--){</text:p>
      <text:p text:style-name="P17"/>
      <text:p text:style-name="P17"><text:s text:c="16"/>ll next_jump = cur_jump + (1 &lt;&lt; jump);</text:p>
      <text:p text:style-name="P17"/>
      <text:p text:style-name="P17"><text:s text:c="16"/>if(next_jump &lt;= n &amp;&amp; (cursum + <text:s/><text:tab/><text:tab/><text:tab/> <text:s text:c="34"/>BIT[next_jump]) &lt; qsum){</text:p>
      <text:p text:style-name="P17"><text:s text:c="20"/>cur_jump = next_jump;</text:p>
      <text:p text:style-name="P17"><text:s text:c="20"/>cursum += BIT[next_jump];</text:p>
      <text:p text:style-name="P17"><text:s text:c="16"/>}</text:p>
      <text:p text:style-name="P17"><text:s text:c="12"/>}</text:p>
      <text:p text:style-name="P17"><text:s text:c="12"/>cout&lt;&lt;cur_jump&lt;&lt;endl;</text:p>
      <text:p text:style-name="P17"><text:s text:c="8"/>}</text:p>
      <text:p text:style-name="P17"><text:s text:c="4"/>}</text:p>
      <text:p text:style-name="P17"><text:s text:c="4"/>return 0;</text:p>
      <text:p text:style-name="P17">}</text:p>
      <text:p text:style-name="P17"/>
      <text:p text:style-name="P31">*** Segment Tree lazy propagation <text:span text:style-name="T30">1</text:span></text:p>
      <text:p text:style-name="P17"/>
      <text:p text:style-name="P17">int a[limit];</text:p>
      <text:p text:style-name="P17">int st[limit &lt;&lt; 2] , lazy[limit &lt;&lt; 2];</text:p>
      <text:p text:style-name="P17"/>
      <text:p text:style-name="P17">void <text:span text:style-name="T24">segment_tree</text:span>(int node,int b,int e){</text:p>
      <text:p text:style-name="P17"><text:tab/>if(b==e){</text:p>
      <text:p text:style-name="P17"><text:tab/><text:tab/>st[node] = a[b]; <text:s text:c="2"/>return;</text:p>
      <text:p text:style-name="P17"><text:tab/>}</text:p>
      <text:p text:style-name="P17"><text:s text:c="4"/>int mid=(b+e)/2;</text:p>
      <text:p text:style-name="P17"><text:s text:c="4"/>segment_tree(node &lt;&lt; 1, b, mid);</text:p>
      <text:p text:style-name="P17"><text:s text:c="4"/>segment_tree(node &lt;&lt; 1 | 1 , mid+1, e);</text:p>
      <text:p text:style-name="P17"><text:s text:c="4"/>st[node] = st[node &lt;&lt; 1] + st[node &lt;&lt; 1 | 1];</text:p>
      <text:p text:style-name="P17">}</text:p>
      <text:p text:style-name="P17">void <text:span text:style-name="T24">update</text:span>(int node,int b,int e,int l,int r,int val){</text:p>
      <text:p text:style-name="P17"><text:tab/>if(lazy[node] != 0){</text:p>
      <text:p text:style-name="P17"><text:tab/><text:tab/>int Update=lazy[node];</text:p>
      <text:p text:style-name="P17"><text:tab/><text:tab/>lazy[node]=0;</text:p>
      <text:p text:style-name="P17"><text:tab/><text:tab/>st[node] += Update * (e-b+1);</text:p>
      <text:p text:style-name="P17"><text:tab/><text:tab/>if(b!=e){</text:p>
      <text:p text:style-name="P17"><text:tab/><text:tab/> <text:s text:c="3"/>lazy[node &lt;&lt; 1] += Update;</text:p>
      <text:p text:style-name="P17"><text:tab/><text:tab/> <text:s text:c="3"/>lazy[node &lt;&lt; 1 | 1] += Update;</text:p>
      <text:p text:style-name="P17"><text:tab/><text:tab/>}</text:p>
      <text:p text:style-name="P17"><text:tab/>}</text:p>
      <text:p text:style-name="P17"/>
      <text:p text:style-name="P17"><text:tab/>if(e&lt;l || b&gt;r) return;</text:p>
      <text:p text:style-name="P17"><text:tab/>if(b&gt;=l &amp;&amp; e&lt;=r){</text:p>
      <text:p text:style-name="P17"/>
      <text:p text:style-name="P17"><text:tab/><text:tab/>int Update = (e-b+1)*val;</text:p>
      <text:p text:style-name="P17"><text:tab/><text:tab/>st[node] += Update;</text:p>
      <text:p text:style-name="P17"><text:tab/><text:tab/>if(b!=e) {</text:p>
      <text:p text:style-name="P17"><text:tab/><text:tab/> <text:s text:c="3"/>lazy[node &lt;&lt; 1] += val;</text:p>
      <text:p text:style-name="P17"><text:tab/><text:tab/> <text:s text:c="3"/>lazy[node &lt;&lt; 1 | 1] += val;</text:p>
      <text:p text:style-name="P17"><text:tab/><text:tab/>}</text:p>
      <text:p text:style-name="P17"><text:tab/><text:tab/>return;</text:p>
      <text:p text:style-name="P17"><text:tab/>}</text:p>
      <text:p text:style-name="P17"><text:s text:c="4"/>int mid=(b+e)/2;</text:p>
      <text:p text:style-name="P17"><text:s text:c="4"/>update(node &lt;&lt; 1, b, mid, l, r, val);</text:p>
      <text:p text:style-name="P17"><text:s text:c="4"/>update(node &lt;&lt; 1 | 1, mid+1, e, l, r, val);</text:p>
      <text:p text:style-name="P17"><text:s text:c="4"/>st[node]=st[node &lt;&lt; 1]+st[node &lt;&lt; 1 | 1];</text:p>
      <text:p text:style-name="P17">}</text:p>
      <text:p text:style-name="P24"/>
      <text:p text:style-name="P18">int <text:span text:style-name="T24">query</text:span>(int node,int b,int e,int l,int r){ <text:span text:style-name="T24">/// summation query</text:span></text:p>
      <text:p text:style-name="P17"><text:tab/>if(lazy[node]!=0){</text:p>
      <text:p text:style-name="P17"><text:tab/><text:tab/>int Update = lazy[node];</text:p>
      <text:p text:style-name="P17"><text:tab/><text:tab/>lazy[node]=0;</text:p>
      <text:p text:style-name="P17"><text:tab/><text:tab/>st[node]+=Update * (e-b+1);</text:p>
      <text:p text:style-name="P17"><text:tab/><text:tab/>if(b!=e){</text:p>
      <text:p text:style-name="P17"><text:tab/><text:tab/> <text:s text:c="3"/>lazy[node &lt;&lt; 1] += Update;</text:p>
      <text:p text:style-name="P17"><text:tab/><text:tab/> <text:s text:c="3"/>lazy[node &lt;&lt; 1 | 1] += Update;</text:p>
      <text:p text:style-name="P17"><text:tab/><text:tab/>}</text:p>
      <text:p text:style-name="P17"><text:tab/>}</text:p>
      <text:p text:style-name="P17"><text:tab/>if(e&lt;l || b&gt;r) return 0;</text:p>
      <text:p text:style-name="P17"><text:s text:c="4"/><text:tab/>if(b&gt;=l &amp;&amp; e&lt;=r) return st[node];</text:p>
      <text:p text:style-name="P17"><text:tab/>int mid=(b+e)/2;</text:p>
      <text:p text:style-name="P17"><text:tab/>return query(node &lt;&lt; 1, b, mid, l, r) + query(node &lt;&lt; <text:tab/><text:tab/><text:tab/>1 | 1, mid+1, e, l, r);</text:p>
      <text:p text:style-name="P17">}</text:p>
      <text:p text:style-name="P16"/>
      <text:p text:style-name="P34"><text:span text:style-name="T1">*** Segment Tree lazy propagation </text:span><text:span text:style-name="T2">2 </text:span></text:p>
      <text:p text:style-name="P2">int a[limit];</text:p>
      <text:p text:style-name="P2">struct Node{</text:p>
      <text:p text:style-name="P2"><text:s text:c="4"/>int prop; <text:s/>nt sum;</text:p>
      <text:p text:style-name="P2">}st[limit &lt;&lt; 2];</text:p>
      <text:p text:style-name="P2">void <text:span text:style-name="T24">segment_tree</text:span>(int node,int b,int e){</text:p>
      <text:p text:style-name="P2"><text:s text:c="4"/>if(b==e){</text:p>
      <text:p text:style-name="P2"><text:s text:c="8"/>st[node].sum = a[b];</text:p>
      <text:p text:style-name="P2"><text:s text:c="8"/>st[node].prop=0;</text:p>
      <text:p text:style-name="P2"><text:s text:c="8"/>return;</text:p>
      <text:p text:style-name="P2"><text:s text:c="4"/>}</text:p>
      <text:p text:style-name="P2"><text:s text:c="4"/>int mid=(b+e)/2;</text:p>
      <text:p text:style-name="P2"><text:s text:c="4"/>segment_tree(node &lt;&lt; 1 , b, mid);</text:p>
      <text:p text:style-name="P2"><text:s text:c="4"/>segment_tree(node &lt;&lt; 1 | 1, mid+1, e);</text:p>
      <text:p text:style-name="P2"><text:s text:c="4"/>st[node].sum=st[node &lt;&lt; 1].sum + st[node &lt;&lt; 1 | 1].sum;</text:p>
      <text:p text:style-name="P2"><text:s text:c="4"/>st[node].prop=0;</text:p>
      <text:p text:style-name="P2">}</text:p>
      <text:p text:style-name="P2">void <text:span text:style-name="T24">update</text:span>(int node,int b,int e,int l,int r,int val){</text:p>
      <text:p text:style-name="P2"><text:s text:c="4"/>if(e&lt;l || b&gt;r) return;</text:p>
      <text:p text:style-name="P2"><text:s text:c="4"/>if(b&gt;=l &amp;&amp; e&lt;=r){</text:p>
      <text:p text:style-name="P2"><text:s text:c="8"/>st[node].sum += ((e-b+1)*val);</text:p>
      <text:p text:style-name="P2"><text:s text:c="8"/>st[node].prop += val;</text:p>
      <text:p text:style-name="P2"><text:s text:c="8"/>return;</text:p>
      <text:p text:style-name="P2"><text:s text:c="4"/>}</text:p>
      <text:p text:style-name="P2"/>
      <text:p text:style-name="P41"><text:soft-page-break/><text:span text:style-name="T24">Team: Zero^Infinity</text:span><text:span text:style-name="T25">(DUET)</text:span></text:p>
      <text:p text:style-name="P2"><text:s text:c="4"/>int mid=(b+e)/2;</text:p>
      <text:p text:style-name="P2"><text:s text:c="4"/>update(node &lt;&lt; 1, b, mid, l, r, val);</text:p>
      <text:p text:style-name="P2"><text:s text:c="4"/>update(node &lt;&lt; 1 | 1, mid+1, e, l, r, val);</text:p>
      <text:p text:style-name="P2"><text:s text:c="4"/>st[node].sum = st[node &lt;&lt; 1].sum + st[node &lt;&lt; 1 | 1].sum <text:tab/><text:tab/><text:tab/><text:tab/>+ (e-b+1 )*st[node].prop;</text:p>
      <text:p text:style-name="P2">}</text:p>
      <text:p text:style-name="P2">int <text:span text:style-name="T24">query</text:span>(int node,int b,int e,int l,int r,int carry){</text:p>
      <text:p text:style-name="P2"/>
      <text:p text:style-name="P2"><text:s text:c="4"/>if(e&lt;l || b&gt;r) return 0;</text:p>
      <text:p text:style-name="P2"><text:s text:c="4"/>if(b&gt;=l &amp;&amp; e&lt;=r){</text:p>
      <text:p text:style-name="P2"><text:s text:c="8"/>return st[node].sum + carry*(e-b+1);</text:p>
      <text:p text:style-name="P2"><text:s text:c="4"/>}</text:p>
      <text:p text:style-name="P2"><text:s text:c="4"/>int mid=(b+e)/2;</text:p>
      <text:p text:style-name="P2"><text:s text:c="4"/>int q1 = query(node &lt;&lt; 1 , b, mid, l, r, <text:tab/><text:tab/><text:tab/><text:tab/>carry+st[node].prop);</text:p>
      <text:p text:style-name="P2"/>
      <text:p text:style-name="P2"><text:s text:c="4"/>int q2 = query(node &lt;&lt; 1 | 1, mid+1, b, l, r, <text:tab/>carry+st[node].prop);</text:p>
      <text:p text:style-name="P2"><text:s text:c="4"/>return q1+q2;</text:p>
      <text:p text:style-name="P2">}</text:p>
      <text:h text:style-name="P1" text:outline-level="2"><text:bookmark text:name="blob-path"/><text:span text:style-name="Strong_20_Emphasis"><text:span text:style-name="T3">*</text:span></text:span><text:span text:style-name="Strong_20_Emphasis"><text:span text:style-name="T9">** Max subarray sum in range + index update</text:span></text:span></text:h>
      <text:p text:style-name="P2">/// update k’th pos with v</text:p>
      <text:p text:style-name="P2">/// find the maximum sum sub array from L to R</text:p>
      <text:p text:style-name="P2"/>
      <text:p text:style-name="P2">struct Node{</text:p>
      <text:p text:style-name="P2"><text:s text:c="4"/>ll tsum; <text:s text:c="2"/>ll pref; <text:s/>ll suff; <text:s text:c="2"/>ll maxsub;</text:p>
      <text:p text:style-name="P2"><text:s text:c="4"/>Node(){</text:p>
      <text:p text:style-name="P2"><text:s text:c="8"/>tsum = maxsub = pref = suff =-1e16;</text:p>
      <text:p text:style-name="P2"><text:s text:c="4"/>}</text:p>
      <text:p text:style-name="P2">}st[limit &lt;&lt; 2];</text:p>
      <text:p text:style-name="P2">ll a[limit];</text:p>
      <text:p text:style-name="P2"/>
      <text:p text:style-name="P2">Node <text:span text:style-name="T24">Marge</text:span>(Node left,Node right){</text:p>
      <text:p text:style-name="P2"><text:s text:c="4"/>Node parentnode;</text:p>
      <text:p text:style-name="P2"><text:s text:c="4"/>parentnode.tsum=left.tsum+right.tsum;</text:p>
      <text:p text:style-name="P2"><text:s text:c="4"/>parentnode.pref=max(left.pref, left.tsum + right.pref);</text:p>
      <text:p text:style-name="P2"><text:s text:c="4"/>parentnode.suff=max(right.suff,right.tsum+left.suff);</text:p>
      <text:p text:style-name="P3"><text:s text:c="6"/>parentnode.maxsub=max(max(left.maxsub,right.maxsub),</text:p>
      <text:p text:style-name="P3"><text:s text:c="51"/>left.suff+right.pref);</text:p>
      <text:p text:style-name="P2"><text:s text:c="4"/>return parentnode;</text:p>
      <text:p text:style-name="P2">}</text:p>
      <text:p text:style-name="P2">void <text:span text:style-name="T24">built_tree</text:span>(int node,int b,int e){</text:p>
      <text:p text:style-name="P2"><text:s text:c="4"/>if(b==e){</text:p>
      <text:p text:style-name="P2"><text:s text:c="8"/>st[node].tsum= st[node].pref= st[node].suff= <text:tab/><text:tab/><text:tab/> <text:s text:c="30"/>st[node].maxsub= a[b];</text:p>
      <text:p text:style-name="P2"><text:s text:c="8"/>return;</text:p>
      <text:p text:style-name="P2"><text:s text:c="4"/>}</text:p>
      <text:p text:style-name="P2"><text:s text:c="4"/>int mid=(b+e)/2;</text:p>
      <text:p text:style-name="P2"><text:s text:c="4"/>built_tree(node &lt;&lt; 1,b,mid);</text:p>
      <text:p text:style-name="P2"><text:s text:c="4"/>built_tree(node &lt;&lt; 1 | 1,mid+1,e);</text:p>
      <text:p text:style-name="P2"><text:s text:c="4"/>st[node] = Marge(st[node &lt;&lt; 1] ,st[node &lt;&lt; 1 | 1]);</text:p>
      <text:p text:style-name="P2">}</text:p>
      <text:p text:style-name="P2">void <text:span text:style-name="T24">update</text:span>(int node,int b,int e,int pos,int val){</text:p>
      <text:p text:style-name="P2"><text:s text:c="4"/>if(b==e){</text:p>
      <text:p text:style-name="P2"><text:s text:c="8"/>st[node].tsum = st[node].pref = st[node].suff = <text:tab/><text:tab/> <text:s text:c="21"/>st[node].maxsub = a[b] = val;</text:p>
      <text:p text:style-name="P2"><text:s text:c="8"/>return;</text:p>
      <text:p text:style-name="P2"><text:s text:c="4"/>}</text:p>
      <text:p text:style-name="P2"/>
      <text:p text:style-name="P2"><text:s text:c="4"/>int mid=(b+e)/2;</text:p>
      <text:p text:style-name="P2"><text:s text:c="4"/>if(pos&lt;=mid)</text:p>
      <text:p text:style-name="P2"><text:s text:c="8"/>update(node &lt;&lt; 1,b,mid,pos,val);</text:p>
      <text:p text:style-name="P2"><text:s text:c="4"/>else</text:p>
      <text:p text:style-name="P2"><text:s text:c="8"/>update(node &lt;&lt; 1 | 1,mid+1,e,pos,val);</text:p>
      <text:p text:style-name="P2"><text:s text:c="4"/>st[node] = Marge(st[node &lt;&lt; 1],st[node &lt;&lt; 1 |1]);</text:p>
      <text:p text:style-name="P2">}</text:p>
      <text:p text:style-name="P2">Node <text:span text:style-name="T24">query</text:span>(int node,int b,int e,int l,int r){</text:p>
      <text:p text:style-name="P2"><text:s text:c="4"/>if(e&lt;l || b&gt;r) {</text:p>
      <text:p text:style-name="P2"><text:s text:c="8"/>Node emptynode;</text:p>
      <text:p text:style-name="P2"><text:s text:c="8"/>return emptynode;</text:p>
      <text:p text:style-name="P2"><text:s text:c="4"/>}</text:p>
      <text:p text:style-name="P2"><text:s text:c="4"/>if(b&gt;=l &amp;&amp; e&lt;=r){</text:p>
      <text:p text:style-name="P2"><text:s text:c="8"/>return st[node];</text:p>
      <text:p text:style-name="P2"><text:s text:c="4"/>}</text:p>
      <text:p text:style-name="P2"><text:s text:c="4"/>int mid=(b+e)/2;</text:p>
      <text:p text:style-name="P2"><text:s text:c="4"/>Node left=query(node &lt;&lt; 1,b,mid,l,r);</text:p>
      <text:p text:style-name="P2"><text:s text:c="4"/>Node right=query(node &lt;&lt; 1 | 1,mid+1,e,l,r);</text:p>
      <text:p text:style-name="P2"><text:s text:c="4"/>Node ans=Marge(left,right);</text:p>
      <text:p text:style-name="P2"><text:s text:c="4"/>return ans;</text:p>
      <text:p text:style-name="P2"/>
      <text:p text:style-name="P2">}</text:p>
      <text:p text:style-name="P25">output …. <text:s/>query(1,1,n,l,r).maxsub;</text:p>
      <text:p text:style-name="P2"><text:s text:c="4"/></text:p>
      <text:h text:style-name="P1" text:outline-level="2"><text:bookmark text:name="blob-path1"/><text:span text:style-name="Strong_20_Emphasis"><text:span text:style-name="T9">**** Maximum prefix in range + index update</text:span></text:span></text:h>
      <text:p text:style-name="P2">/// Find maximum prefix in range between [a, b] if less than <text:tab/>0 the 0 is the answer</text:p>
      <text:p text:style-name="P2">/// update the k th index with v</text:p>
      <text:p text:style-name="P2"/>
      <text:p text:style-name="P2">struct Node{</text:p>
      <text:p text:style-name="P2"><text:s text:c="4"/>ll sum; <text:s/>ll pref_sum;</text:p>
      <text:p text:style-name="P2"><text:s text:c="4"/>Node(){</text:p>
      <text:p text:style-name="P2"><text:s text:c="8"/>sum = pref_sum =0;</text:p>
      <text:p text:style-name="P2"><text:s text:c="4"/>}</text:p>
      <text:p text:style-name="P2">}st[limit &lt;&lt; 2];</text:p>
      <text:p text:style-name="P2">ll aa[limit];</text:p>
      <text:p text:style-name="P2"/>
      <text:p text:style-name="P2">void <text:span text:style-name="T24">built_tree</text:span>(int node,int b,int e){</text:p>
      <text:p text:style-name="P2"><text:s text:c="4"/>if(b==e){</text:p>
      <text:p text:style-name="P2"><text:s text:c="8"/>st[node].sum = aa[b];</text:p>
      <text:p text:style-name="P2"><text:s text:c="8"/>st[node].pref_sum = aa[b];</text:p>
      <text:p text:style-name="P2"><text:s text:c="8"/>return;</text:p>
      <text:p text:style-name="P2"><text:s text:c="4"/>}</text:p>
      <text:p text:style-name="P2"><text:s text:c="4"/>int mid =(b+ e) / 2;</text:p>
      <text:p text:style-name="P2"><text:s text:c="4"/>built_tree(node &lt;&lt; 1 , b ,mid);</text:p>
      <text:p text:style-name="P2"><text:s text:c="4"/>built_tree(node &lt;&lt; 1 | 1, mid+1 , e);</text:p>
      <text:p text:style-name="P3"><text:s text:c="4"/>st[node].sum <text:s/>= st[node &lt;&lt; 1 ].sum +</text:p>
      <text:p text:style-name="P3"><text:s/><text:tab/><text:tab/><text:tab/><text:tab/>st[node &lt;&lt; 1 | <text:s/>1].sum;</text:p>
      <text:p text:style-name="P2"><text:s text:c="4"/>st[node].pref_sum = max(st[node &lt;&lt; 1 ].pref_sum , <text:s text:c="4"/><text:tab/>st[node &lt;&lt; 1 ].sum + st[node &lt;&lt; 1 | 1].pref_sum);</text:p>
      <text:p text:style-name="P2">}</text:p>
      <text:p text:style-name="P2">void <text:span text:style-name="T24">update</text:span>(int node,int b,int e,int id){</text:p>
      <text:p text:style-name="P2"><text:s text:c="4"/>if(b==e){</text:p>
      <text:p text:style-name="P2"><text:s text:c="8"/>st[node].sum = aa[b];</text:p>
      <text:p text:style-name="P2"><text:s text:c="8"/>st[node].pref_sum = aa[b];</text:p>
      <text:p text:style-name="P2"><text:s text:c="8"/>return;</text:p>
      <text:p text:style-name="P2"><text:s text:c="4"/>}</text:p>
      <text:p text:style-name="P41"><text:soft-page-break/><text:span text:style-name="T24">Team: Zero^Infinity</text:span><text:span text:style-name="T25">(DUET)</text:span></text:p>
      <text:p text:style-name="P3"><text:s text:c="4"/>int mid =(b + e) / 2;</text:p>
      <text:p text:style-name="P2"><text:s text:c="4"/>if(id &lt;= mid) update(node &lt;&lt; 1 , b ,mid,id);</text:p>
      <text:p text:style-name="P2"><text:s text:c="4"/>else update(node &lt;&lt; 1 | 1 , mid+1 , e,id);</text:p>
      <text:p text:style-name="P2"><text:s text:c="4"/>st[node].sum = st[node &lt;&lt; 1 ].sum + <text:s text:c="32"/><text:tab/> <text:s text:c="39"/>st[node &lt;&lt; 1 | 1].sum;</text:p>
      <text:p text:style-name="P2"/>
      <text:p text:style-name="P2"><text:s text:c="4"/>st[node].pref_sum = max(st[node &lt;&lt; 1 ].pref_sum , <text:tab/>st[node &lt;&lt; 1 ].sum + st[node &lt;&lt; 1 | 1].pref_sum);</text:p>
      <text:p text:style-name="P2">}</text:p>
      <text:p text:style-name="P2">Node <text:span text:style-name="T24">query</text:span>(int node,int b,int e,int l,int r){</text:p>
      <text:p text:style-name="P2"><text:s text:c="4"/>if(b&gt;r || e&lt;l){</text:p>
      <text:p text:style-name="P2"><text:s text:c="8"/>Node emptynode;</text:p>
      <text:p text:style-name="P2"><text:s text:c="8"/>return emptynode;</text:p>
      <text:p text:style-name="P2"><text:s text:c="4"/>}</text:p>
      <text:p text:style-name="P2"><text:s text:c="4"/>if(b &gt;= l &amp;&amp; e &lt;= r){</text:p>
      <text:p text:style-name="P2"><text:s text:c="8"/>return st[node];</text:p>
      <text:p text:style-name="P2"><text:s text:c="4"/>}</text:p>
      <text:p text:style-name="P2"><text:s text:c="4"/>int mid = (b+e)/2;</text:p>
      <text:p text:style-name="P2"><text:s text:c="4"/>Node left = query(node &lt;&lt; 1 , b,mid , l, r);</text:p>
      <text:p text:style-name="P2"><text:s text:c="4"/>Node right = query(node &lt;&lt; 1 | 1,mid+1,e, l,r);</text:p>
      <text:p text:style-name="P2"><text:s text:c="4"/>Node res;</text:p>
      <text:p text:style-name="P2"><text:s text:c="4"/>res.sum = left.sum + right.sum;</text:p>
      <text:p text:style-name="P2"><text:s text:c="4"/>res.pref_sum = max(left.pref_sum , left.sum + <text:tab/><text:tab/> <text:s text:c="2"/><text:tab/> <text:s text:c="40"/>right.pref_sum);</text:p>
      <text:p text:style-name="P2"><text:s text:c="4"/>return res;</text:p>
      <text:p text:style-name="P2">}</text:p>
      <text:p text:style-name="P26"><text:span text:style-name="T33">output … </text:span>query(1,1,n,a,b).pref_sum</text:p>
      <text:p text:style-name="P36">**** Stars &amp; Bars</text:p>
      <text:p text:style-name="P36"/>
      <text:p text:style-name="P22">ll fact[limit];</text:p>
      <text:p text:style-name="P22">ll <text:span text:style-name="T24">Mod</text:span>(ll x){</text:p>
      <text:p text:style-name="P22"><text:s text:c="4"/>return ((x%MOD + MOD)%MOD);</text:p>
      <text:p text:style-name="P22">}</text:p>
      <text:p text:style-name="P22">ll <text:span text:style-name="T24">mulmod</text:span>(ll a,ll b){</text:p>
      <text:p text:style-name="P22"><text:s text:c="4"/>return Mod(Mod(a)*Mod(b));</text:p>
      <text:p text:style-name="P22">}</text:p>
      <text:p text:style-name="P22">ll <text:span text:style-name="T24">Binary_expo</text:span>(ll a,ll p){</text:p>
      <text:p text:style-name="P22"><text:tab/>ll res=1;</text:p>
      <text:p text:style-name="P22"><text:tab/>while(p){</text:p>
      <text:p text:style-name="P22"><text:tab/><text:tab/>if(p &amp; 1) res=mulmod(res,a);</text:p>
      <text:p text:style-name="P22"><text:tab/><text:tab/>p/=2;</text:p>
      <text:p text:style-name="P22"><text:tab/><text:tab/>a=mulmod(a,a);</text:p>
      <text:p text:style-name="P22"><text:tab/>}</text:p>
      <text:p text:style-name="P22"><text:tab/>return res%MOD;</text:p>
      <text:p text:style-name="P22">}</text:p>
      <text:p text:style-name="P22">ll <text:span text:style-name="T24">nCr</text:span>(ll n,ll r){</text:p>
      <text:p text:style-name="P22"><text:s text:c="4"/>ll numerator= fact[n];</text:p>
      <text:p text:style-name="P22"><text:s text:c="4"/>ll denominator = mulmod(fact[r],fact[n-r]);</text:p>
      <text:p text:style-name="P22"><text:s text:c="4"/>return mulmod(numerator, <text:s text:c="4"/>Binary_expo(denominator,MOD-2));</text:p>
      <text:p text:style-name="P22">}</text:p>
      <text:p text:style-name="P22">int main(){</text:p>
      <text:p text:style-name="P22"><text:s text:c="4"/>cin &gt;&gt; n &gt;&gt; m; <text:s/><text:span text:style-name="T24">// n = no of people &amp; m = no of items</text:span></text:p>
      <text:p text:style-name="P22"><text:s text:c="4"/>fact[0] = 1;</text:p>
      <text:p text:style-name="P22"><text:s text:c="4"/>for(ll i=1;i&lt;limit;i++){</text:p>
      <text:p text:style-name="P22"><text:s text:c="9"/>fact[i]=mulmod(fact[i-1],i);</text:p>
      <text:p text:style-name="P22"><text:s text:c="4"/>}</text:p>
      <text:p text:style-name="P22"><text:s text:c="4"/>cout&lt;&lt; nCr(m+n-1,n-1) &lt;&lt;endl;</text:p>
      <text:p text:style-name="P22">}</text:p>
      <text:p text:style-name="P22"/>
      <text:p text:style-name="P46"><text:span text:style-name="T31">*** </text:span><text:bookmark text:name="blob-path2"/><text:span text:style-name="Strong_20_Emphasis"><text:span text:style-name="T11">Derangement</text:span></text:span></text:p>
      <text:p text:style-name="P28">/// No of ways such that n distict items arrange that none of them occupies it's orginal position.</text:p>
      <text:p text:style-name="P28">// Dn = n! * ( 1/0! - 1/1! + 1/2! - 1/3! ...... (-1)^n*1/n!)</text:p>
      <text:p text:style-name="P22"/>
      <text:p text:style-name="P22">int main(){</text:p>
      <text:p text:style-name="P22"><text:s text:c="4"/>ll n; cin &gt;&gt; n;</text:p>
      <text:p text:style-name="P22"><text:s text:c="4"/>ll ans = 0;</text:p>
      <text:p text:style-name="P22"><text:s text:c="4"/>for(int i=0;i&lt;=n;i++){</text:p>
      <text:p text:style-name="P22"/>
      <text:p text:style-name="P22"><text:s text:c="8"/>ll mod_inv = Binary_expo(fact[i] , MOD-2);</text:p>
      <text:p text:style-name="P22"/>
      <text:p text:style-name="P22"><text:s text:c="8"/>ll help = mulmod(fact[n] , mod_inv);</text:p>
      <text:p text:style-name="P22"><text:s text:c="8"/>if(i&amp;1){</text:p>
      <text:p text:style-name="P22"><text:s text:c="12"/>ans = Mod(ans-help);</text:p>
      <text:p text:style-name="P22"><text:s text:c="8"/>}</text:p>
      <text:p text:style-name="P22"><text:s text:c="8"/>else {</text:p>
      <text:p text:style-name="P22"><text:s text:c="12"/>ans = Mod(ans+help);</text:p>
      <text:p text:style-name="P22"><text:s text:c="8"/>}</text:p>
      <text:p text:style-name="P22"><text:s text:c="4"/>}</text:p>
      <text:p text:style-name="P22"><text:s text:c="4"/>cout&lt;&lt; ans &lt;&lt; endl;</text:p>
      <text:p text:style-name="P22">}</text:p>
      <text:p text:style-name="P36"/>
      <text:p text:style-name="P47"><text:span text:style-name="T32">***</text:span><text:bookmark text:name="blob-path3"/><text:span text:style-name="Strong_20_Emphasis"><text:span text:style-name="T11">longest increasing subsequence O(nlogn) </text:span></text:span></text:p>
      <text:p text:style-name="P5">int main() {</text:p>
      <text:p text:style-name="P5"><text:s text:c="8"/>cin&gt;&gt;n;</text:p>
      <text:p text:style-name="P5"><text:s text:c="8"/>for(int i=0;i&lt;n;i++) cin&gt;&gt;a[i];</text:p>
      <text:p text:style-name="P5"><text:s text:c="8"/>vector&lt;int&gt;lis;</text:p>
      <text:p text:style-name="P5"><text:s text:c="8"/>lis.push_back(a[0]);</text:p>
      <text:p text:style-name="P5"><text:s text:c="8"/>for(int i=1;i&lt;n;i++) <text:s/>{</text:p>
      <text:p text:style-name="P5"><text:s text:c="12"/>if(lis.back()&lt;a[i]) lis.push_back(a[i]);</text:p>
      <text:p text:style-name="P5"><text:s text:c="12"/>else <text:s text:c="2"/>{</text:p>
      <text:p text:style-name="P5"><text:s text:c="16"/>int indx=lower_bound(lis.begin(),lis.end(),a[i])-<text:tab/><text:tab/> <text:s text:c="32"/>lis.begin();</text:p>
      <text:p text:style-name="P5"><text:s text:c="16"/>lis[indx]=a[i];</text:p>
      <text:p text:style-name="P5"><text:s text:c="12"/>}</text:p>
      <text:p text:style-name="P5"><text:s text:c="8"/>}</text:p>
      <text:p text:style-name="P5"><text:s text:c="8"/>cout&lt;&lt;lis.size()&lt;&lt;endl;</text:p>
      <text:p text:style-name="P5"><text:s text:c="8"/>return 0;</text:p>
      <text:p text:style-name="P5">}</text:p>
      <text:h text:style-name="P4" text:outline-level="2"><text:bookmark text:name="blob-path4"/><text:span text:style-name="Strong_20_Emphasis"><text:span text:style-name="T9">*** longest palindromic subsequence (O(n*n))</text:span></text:span></text:h>
      <text:p text:style-name="P5">int dp[1005][1005];</text:p>
      <text:p text:style-name="P5">int <text:span text:style-name="T24">solution</text:span>(int B,int E) { <text:s/><text:span text:style-name="T24">/// B = 0 &amp; E = n-1</text:span></text:p>
      <text:p text:style-name="P5"><text:s text:c="4"/>if(B&gt;E) return 0;</text:p>
      <text:p text:style-name="P5"><text:s text:c="4"/>if(B==E) return 1;</text:p>
      <text:p text:style-name="P5"><text:s text:c="4"/>if(dp[B][E]!=-1) return dp[B][E];</text:p>
      <text:p text:style-name="P5"><text:s text:c="4"/>/// if Begin and End char are equal that means</text:p>
      <text:p text:style-name="P5"><text:s text:c="4"/>/// we got a subsequence of 2 lenght and next we can <text:tab/>reduce the B and E</text:p>
      <text:p text:style-name="P5"><text:s text:c="4"/>if(s[B]==s[E]) return dp[B][E]=2+solution(B+1,E-1);</text:p>
      <text:p text:style-name="P5"><text:s text:c="4"/>else</text:p>
      <text:p text:style-name="P5"><text:s text:c="4"/>{</text:p>
      <text:p text:style-name="P5"><text:s text:c="8"/>///here at first we reduce Begin or End and searching <text:tab/>our maximum solution</text:p>
      <text:p text:style-name="P5"><text:s text:c="8"/>return dp[B][E]=max(solution(B,E-1),solution(B+1,E));</text:p>
      <text:p text:style-name="P5"><text:s text:c="4"/>}</text:p>
      <text:p text:style-name="P5">}</text:p>
      <text:p text:style-name="P5"/>
      <text:p text:style-name="P42"><text:soft-page-break/><text:span text:style-name="T24">Team: Zero^Infinity</text:span><text:span text:style-name="T25">(DUET)</text:span></text:p>
      <text:p text:style-name="P7"/>
      <text:p text:style-name="P37">*** Euler Tour <text:s/><text:span text:style-name="T35">//// Sum from root to node s</text:span></text:p>
      <text:p text:style-name="P7">vector&lt;int&gt;adj[limit];</text:p>
      <text:p text:style-name="P7">int in[limit],out[limit];</text:p>
      <text:p text:style-name="P7">ll val[limit],tr[8*limit],ft[2*limit];</text:p>
      <text:p text:style-name="P7">int timer=1;</text:p>
      <text:p text:style-name="P7"/>
      <text:p text:style-name="P7">void <text:span text:style-name="T24">Euler_tour</text:span>(int node,int par){</text:p>
      <text:p text:style-name="P7"><text:s text:c="4"/>in[node]=timer;</text:p>
      <text:p text:style-name="P7"><text:s text:c="4"/>ft[timer]=val[node];</text:p>
      <text:p text:style-name="P7"><text:s text:c="4"/>timer++;</text:p>
      <text:p text:style-name="P7"><text:s text:c="4"/>for(int ch:adj[node])</text:p>
      <text:p text:style-name="P7"><text:s text:c="8"/>if(ch!=par) Euler_tour(ch,node);</text:p>
      <text:p text:style-name="P7"/>
      <text:p text:style-name="P7"><text:s text:c="4"/>out[node]=timer;</text:p>
      <text:p text:style-name="P7"><text:s text:c="4"/>ft[timer]=-val[node];</text:p>
      <text:p text:style-name="P7"><text:s text:c="4"/>timer++;</text:p>
      <text:p text:style-name="P7">}</text:p>
      <text:p text:style-name="P7">void <text:span text:style-name="T24">built_tree</text:span>(int node,int s,int e){</text:p>
      <text:p text:style-name="P7"><text:s text:c="4"/>if(s==e) {</text:p>
      <text:p text:style-name="P7"><text:s text:c="8"/>tr[node]=ft[s];</text:p>
      <text:p text:style-name="P7"><text:s text:c="8"/>return;</text:p>
      <text:p text:style-name="P7"><text:s text:c="4"/>}</text:p>
      <text:p text:style-name="P7"><text:s text:c="4"/>int mid=(s+e)/2;</text:p>
      <text:p text:style-name="P7"><text:s text:c="4"/>built_tree(2*node,s,mid);</text:p>
      <text:p text:style-name="P7"><text:s text:c="4"/>built_tree(2*node+1,mid+1,e);</text:p>
      <text:p text:style-name="P7"><text:s text:c="4"/>tr[node]=tr[2*node]+tr[2*node+1];</text:p>
      <text:p text:style-name="P7">}</text:p>
      <text:p text:style-name="P7">void <text:span text:style-name="T24">update</text:span>(int node,int s,int e,int idx,ll Val){</text:p>
      <text:p text:style-name="P7"><text:s text:c="4"/>if(s==e &amp;&amp; s==idx){</text:p>
      <text:p text:style-name="P7"><text:s text:c="8"/>tr[node]=Val;</text:p>
      <text:p text:style-name="P7"><text:s text:c="8"/>ft[s]=Val;</text:p>
      <text:p text:style-name="P7"><text:s text:c="8"/>return;</text:p>
      <text:p text:style-name="P7"><text:s text:c="4"/>}</text:p>
      <text:p text:style-name="P7"><text:s text:c="4"/>int mid=(s+e)/2;</text:p>
      <text:p text:style-name="P7"><text:s text:c="4"/>if(idx&lt;=mid) update(2*node,s,mid,idx,Val);</text:p>
      <text:p text:style-name="P7"><text:s text:c="4"/>else update(2*node+1,mid+1,e,idx,Val);</text:p>
      <text:p text:style-name="P7"><text:s text:c="4"/>tr[node]=tr[2*node]+tr[2*node+1];</text:p>
      <text:p text:style-name="P7">}</text:p>
      <text:p text:style-name="P7"/>
      <text:p text:style-name="P7">ll <text:span text:style-name="T24">Subtree_sum</text:span>(int node,int s,int e,int l,int r){</text:p>
      <text:p text:style-name="P7"><text:s text:c="4"/>if(e&lt;l || s&gt;r)</text:p>
      <text:p text:style-name="P7"><text:s text:c="8"/>return 0;</text:p>
      <text:p text:style-name="P7"><text:s text:c="4"/>if(s&gt;=l &amp;&amp; e&lt;=r)</text:p>
      <text:p text:style-name="P7"><text:s text:c="8"/>return tr[node];</text:p>
      <text:p text:style-name="P7"><text:s text:c="4"/>int mid=(s+e)/2;</text:p>
      <text:p text:style-name="P7"><text:s text:c="4"/>ll Left=Subtree_sum(2*node,s,mid,l,r);</text:p>
      <text:p text:style-name="P7"><text:s text:c="4"/>ll Right=Subtree_sum(2*node+1,mid+1,e,l,r);</text:p>
      <text:p text:style-name="P7"><text:s text:c="4"/>return Left+Right;</text:p>
      <text:p text:style-name="P7">}</text:p>
      <text:p text:style-name="P7"/>
      <text:p text:style-name="P7">int main(){</text:p>
      <text:p text:style-name="P7"/>
      <text:p text:style-name="P7"><text:s text:c="4"/>int n,q;</text:p>
      <text:p text:style-name="P7"><text:s text:c="4"/>cin&gt;&gt;n&gt;&gt;q;</text:p>
      <text:p text:style-name="P7"/>
      <text:p text:style-name="P7"><text:s text:c="4"/>for(int i=1;i&lt;=n;i++){</text:p>
      <text:p text:style-name="P7"><text:s text:c="8"/>cin&gt;&gt;val[i];</text:p>
      <text:p text:style-name="P7"><text:s text:c="4"/>}</text:p>
      <text:p text:style-name="P7"/>
      <text:p text:style-name="P7"><text:s text:c="4"/>for(int i=1;i&lt;n;i++){</text:p>
      <text:p text:style-name="P7"><text:s text:c="8"/>// <text:span text:style-name="T34">make adjacent</text:span></text:p>
      <text:p text:style-name="P7"><text:s text:c="4"/>}</text:p>
      <text:p text:style-name="P7"><text:s text:c="4"/>Euler_tour(1,-1); <text:s/><text:span text:style-name="T24"><text:s/>/// </text:span><text:span text:style-name="T27">Call euler function</text:span></text:p>
      <text:p text:style-name="P7"><text:s text:c="4"/>built_tree(1,1,2*n); <text:s/><text:span text:style-name="T24"><text:s/>/// </text:span><text:span text:style-name="T27">Built segment tree</text:span></text:p>
      <text:p text:style-name="P7"><text:s text:c="4"/>while(q—){ <text:s/><text:span text:style-name="T24"><text:s/>/// </text:span><text:span text:style-name="T27">Enter query</text:span></text:p>
      <text:p text:style-name="P7"><text:s text:c="8"/>int t; <text:s/>cin&gt;&gt;t;</text:p>
      <text:p text:style-name="P7"><text:s text:c="8"/>if(t==1){ <text:s text:c="4"/><text:span text:style-name="T24">/// </text:span><text:span text:style-name="T27">update value of a node</text:span></text:p>
      <text:p text:style-name="P7"><text:s text:c="12"/>int node,Val;</text:p>
      <text:p text:style-name="P7"><text:s text:c="12"/>cin&gt;&gt;node&gt;&gt;Val;</text:p>
      <text:p text:style-name="P7"><text:s text:c="12"/>int inIdx=in[node];</text:p>
      <text:p text:style-name="P7"><text:s text:c="12"/>int outIdx=out[node];</text:p>
      <text:p text:style-name="P7"><text:s text:c="12"/>update(1,1,2*n,inIdx,Val);</text:p>
      <text:p text:style-name="P7"><text:s text:c="12"/>update(1,1,2*n,outIdx,-Val);</text:p>
      <text:p text:style-name="P7"><text:s text:c="8"/>}</text:p>
      <text:p text:style-name="P7"><text:s text:c="8"/>else{ <text:s text:c="2"/><text:span text:style-name="T24">/// </text:span><text:span text:style-name="T27">Find the sum from root to node s</text:span></text:p>
      <text:p text:style-name="P7"><text:s text:c="12"/>int node;</text:p>
      <text:p text:style-name="P7"><text:s text:c="12"/>cin&gt;&gt;node;</text:p>
      <text:p text:style-name="P7"><text:s text:c="12"/>int inNode=in[node];</text:p>
      <text:p text:style-name="P7"><text:s text:c="12"/>int inRoot=in[1];</text:p>
      <text:p text:style-name="P7"><text:s text:c="12"/>cout&lt;&lt;Subtree_sum(1,1,2*n,inRoot,inNode)&lt;&lt;endl;</text:p>
      <text:p text:style-name="P7"><text:s text:c="8"/>}</text:p>
      <text:p text:style-name="P7"><text:s text:c="4"/>}</text:p>
      <text:p text:style-name="P7"><text:s text:c="4"/>return 0;</text:p>
      <text:p text:style-name="P7">}</text:p>
      <text:h text:style-name="P6" text:outline-level="2"><text:bookmark text:name="blob-path6"/><text:span text:style-name="Strong_20_Emphasis"><text:span text:style-name="T18">**** </text:span></text:span><text:span text:style-name="Strong_20_Emphasis"><text:span text:style-name="T20">xor from node a to b</text:span></text:span></text:h>
      <text:p text:style-name="P9">ll val[limit],tr[8*limit],ft[2*limit];</text:p>
      <text:p text:style-name="P9">int level[limit] , LCA[limit][<text:span text:style-name="T36">25</text:span>] , <text:span text:style-name="T36">i</text:span>n[limit],out[limit];</text:p>
      <text:p text:style-name="P9">int timer=1;</text:p>
      <text:p text:style-name="P9">/// <text:span text:style-name="T37">Call Euler Tour function</text:span></text:p>
      <text:p text:style-name="P10"><text:span text:style-name="T37">void </text:span><text:span text:style-name="T29">Euler_tour</text:span><text:span text:style-name="T37">(int node,int par,int l){;}</text:span></text:p>
      <text:p text:style-name="P9">int <text:span text:style-name="T24">get_lca</text:span>(int a,int b){</text:p>
      <text:p text:style-name="P9"><text:s text:c="4"/>if(level[a]&gt;level[b]) swap(a,b);</text:p>
      <text:p text:style-name="P9"><text:s text:c="4"/>int d=level[b]-level[a];</text:p>
      <text:p text:style-name="P9"><text:s text:c="4"/>while(d&gt;0){</text:p>
      <text:p text:style-name="P9"><text:s text:c="8"/>int i=log2(d); <text:s/>b=LCA[b][i]; <text:s/>d-=(1&lt;&lt;i);</text:p>
      <text:p text:style-name="P9"><text:s text:c="4"/>}</text:p>
      <text:p text:style-name="P9"><text:s text:c="4"/>if(a==b) return a;</text:p>
      <text:p text:style-name="P9"><text:s text:c="3"/>for(int i=MaxN;i&gt;-1;i--) {</text:p>
      <text:p text:style-name="P9"><text:s text:c="8"/>if(LCA[a][i]!=-1 &amp;&amp; (LCA[a][i]!=LCA[b][i])) {</text:p>
      <text:p text:style-name="P9"><text:s text:c="12"/>a=LCA[a][i],b=LCA[b][i];</text:p>
      <text:p text:style-name="P9"><text:s text:c="8"/>}</text:p>
      <text:p text:style-name="P9"><text:s text:c="4"/>}</text:p>
      <text:p text:style-name="P9"><text:s text:c="4"/>return LCA[a][0];</text:p>
      <text:p text:style-name="P9">}</text:p>
      <text:p text:style-name="P9"/>
      <text:p text:style-name="P43"><text:soft-page-break/><text:span text:style-name="T24">Team: Zero^Infinity</text:span><text:span text:style-name="T25">(DUET)</text:span></text:p>
      <text:p text:style-name="P9">void<text:span text:style-name="T24"> built_tree</text:span>(int node,int s,int e){</text:p>
      <text:p text:style-name="P9"><text:s text:c="4"/>if(s==e) {</text:p>
      <text:p text:style-name="P9"><text:s text:c="8"/>tr[node]=ft[s]; <text:s text:c="2"/>return;</text:p>
      <text:p text:style-name="P9"><text:s text:c="4"/>}</text:p>
      <text:p text:style-name="P9"><text:s text:c="4"/>int mid=(s+e)/2;</text:p>
      <text:p text:style-name="P9"><text:s text:c="4"/>built_tree(2*node,s,mid);</text:p>
      <text:p text:style-name="P9"><text:s text:c="4"/>built_tree(2*node+1,mid+1,e);</text:p>
      <text:p text:style-name="P9"><text:s text:c="4"/>tr[node]=( tr[2*node] ^ tr[2*node+1]);</text:p>
      <text:p text:style-name="P9">}</text:p>
      <text:p text:style-name="P9">void <text:span text:style-name="T24">update</text:span>(int node,int s,int e,int idx,ll Val){</text:p>
      <text:p text:style-name="P9"><text:s text:c="4"/>if(s==e &amp;&amp; s==idx){</text:p>
      <text:p text:style-name="P9"><text:s text:c="8"/>tr[node]=Val;</text:p>
      <text:p text:style-name="P9"><text:s text:c="8"/>ft[s]=Val;</text:p>
      <text:p text:style-name="P9"><text:s text:c="8"/>return;</text:p>
      <text:p text:style-name="P9"><text:s text:c="4"/>}</text:p>
      <text:p text:style-name="P9"><text:s text:c="4"/>int mid=(s+e)/2;</text:p>
      <text:p text:style-name="P9"><text:s text:c="4"/>if(idx&lt;=mid) update(2*node,s,mid,idx,Val);</text:p>
      <text:p text:style-name="P9"><text:s text:c="4"/>else update(2*node+1,mid+1,e,idx,Val);</text:p>
      <text:p text:style-name="P9"><text:s text:c="4"/>tr[node] = (tr[2*node] ^ tr[2*node+1]);</text:p>
      <text:p text:style-name="P9">}</text:p>
      <text:p text:style-name="P9">ll <text:span text:style-name="T24">Subtree_xor</text:span>(int node,int s,int e,int l,int r){</text:p>
      <text:p text:style-name="P9"><text:s text:c="4"/>if(e&lt;l || s&gt;r) <text:s/>return 0;</text:p>
      <text:p text:style-name="P9"><text:s text:c="4"/>if(s&gt;=l &amp;&amp; e&lt;=r)</text:p>
      <text:p text:style-name="P9"><text:s text:c="8"/>return tr[node];</text:p>
      <text:p text:style-name="P9"><text:s text:c="4"/>int mid=(s+e)/2;</text:p>
      <text:p text:style-name="P9"><text:s text:c="4"/>ll Left=Subtree_xor(2*node,s,mid,l,r);</text:p>
      <text:p text:style-name="P9"><text:s text:c="4"/>ll Right=Subtree_xor(2*node+1,mid+1,e,l,r);</text:p>
      <text:p text:style-name="P9"><text:s text:c="4"/>return Left^Right;</text:p>
      <text:p text:style-name="P9">}</text:p>
      <text:p text:style-name="P9"/>
      <text:p text:style-name="P9">int main(<text:span text:style-name="T37">){</text:span></text:p>
      <text:p text:style-name="P9"><text:s text:c="4"/>cin&gt;&gt;n&gt;&gt;q;</text:p>
      <text:p text:style-name="P9"><text:s text:c="4"/>for(int i=1;i&lt;=n;i++) <text:s/>cin&gt;&gt;val[i]; <text:span text:style-name="T24"><text:s/>///</text:span><text:span text:style-name="T28">val of node</text:span></text:p>
      <text:p text:style-name="P9"><text:s text:c="4"/>for(int i=1;i&lt;n;i++) <text:s/><text:span text:style-name="T24">// </text:span><text:span text:style-name="T28">make adjecent</text:span></text:p>
      <text:p text:style-name="P9"><text:s text:c="4"/>memset(LCA,-1,sizeof(LCA));</text:p>
      <text:p text:style-name="P9"><text:s text:c="4"/>Euler_tour(1,-1,0);</text:p>
      <text:p text:style-name="P9"><text:s text:c="4"/>for(int i=1;i&lt;=MaxN;i++) {</text:p>
      <text:p text:style-name="P9"><text:s text:c="8"/>for(int j=1;j&lt;=n;j++) {</text:p>
      <text:p text:style-name="P9"><text:s text:c="12"/>if(LCA[j][i-1]!=-1) {</text:p>
      <text:p text:style-name="P9"><text:s text:c="16"/>int p=LCA[j][i-1];</text:p>
      <text:p text:style-name="P9"><text:s text:c="16"/>LCA[j][i]=LCA[p][i-1];</text:p>
      <text:p text:style-name="P9"><text:s text:c="12"/>}</text:p>
      <text:p text:style-name="P9"><text:s text:c="8"/>}</text:p>
      <text:p text:style-name="P9"><text:s text:c="4"/>}</text:p>
      <text:p text:style-name="P9"><text:s text:c="4"/>built_tree(1,1,2*n);</text:p>
      <text:p text:style-name="P9"><text:s text:c="4"/>while(q--){</text:p>
      <text:p text:style-name="P9"><text:s text:c="8"/>int t; <text:s/>cin&gt;&gt;t; </text:p>
      <text:p text:style-name="P9"><text:s text:c="8"/>if(t==1) <text:s text:c="2"/><text:span text:style-name="T24">/// </text:span><text:span text:style-name="T29">update as above</text:span></text:p>
      <text:p text:style-name="P9"><text:s text:c="8"/>else{ <text:s/><text:span text:style-name="T40">i</text:span>nt a,b; <text:s text:c="2"/>cin&gt;&gt;a&gt;&gt;b;</text:p>
      <text:p text:style-name="P9"><text:s text:c="12"/>int inA=in[a] , inB=in[b] , inRoot=in[1];</text:p>
      <text:p text:style-name="P9"><text:s text:c="12"/>int lca=get_lca(a,b); int lcaVal=0;</text:p>
      <text:p text:style-name="P9"><text:s text:c="12"/>if(lca!=-1) lcaVal=val[lca];</text:p>
      <text:p text:style-name="P9"><text:s text:c="12"/>ll root_to_a = Subtree_xor(1,1,2*n,inRoot,inA);</text:p>
      <text:p text:style-name="P9"><text:s text:c="12"/>ll root_to_b = Subtree_xor(1,1,2*n,inRoot,inB);</text:p>
      <text:p text:style-name="P9"><text:s text:c="12"/>ll ans=(root_to_a ^ root_to_b ^ lcaVal);</text:p>
      <text:p text:style-name="P9"><text:s text:c="12"/>cout&lt;&lt;ans&lt;&lt;endl;</text:p>
      <text:p text:style-name="P9"><text:s text:c="8"/>}</text:p>
      <text:p text:style-name="P9"><text:s text:c="4"/>}</text:p>
      <text:p text:style-name="P9"><text:s text:c="4"/>return 0;</text:p>
      <text:p text:style-name="P9">}</text:p>
      <text:p text:style-name="P7"><text:span text:style-name="Strong_20_Emphasis"><text:span text:style-name="T12">*** calculate the sum of values in the subtree of node s</text:span></text:span></text:p>
      <text:p text:style-name="P7"><text:span text:style-name="Strong_20_Emphasis"><text:span text:style-name="T12"/></text:span></text:p>
      <text:p text:style-name="P9">/// Euler<text:span text:style-name="T37"> TOUR FUNCTION CALL</text:span></text:p>
      <text:p text:style-name="P10"><text:span text:style-name="T37">void </text:span><text:span text:style-name="T29">Euler_tour</text:span><text:span text:style-name="T37">(int node,int par){;}</text:span></text:p>
      <text:p text:style-name="P10"/>
      <text:p text:style-name="P9">void <text:span text:style-name="T24">built_tree</text:span>(int node,int s,int e){</text:p>
      <text:p text:style-name="P9"><text:s text:c="4"/>if(s==e) { <text:s/>tr[node]=ft[s]; <text:s/>return; <text:s/>}</text:p>
      <text:p text:style-name="P9"><text:s text:c="4"/>int mid=(s+e)/2;</text:p>
      <text:p text:style-name="P9"><text:s text:c="4"/>built_tree(2*node,s,mid);</text:p>
      <text:p text:style-name="P9"><text:s text:c="4"/>built_tree(2*node+1,mid+1,e);</text:p>
      <text:p text:style-name="P9"><text:s text:c="4"/>tr[node]=tr[2*node]+tr[2*node+1];</text:p>
      <text:p text:style-name="P9">}</text:p>
      <text:p text:style-name="P9"/>
      <text:p text:style-name="P44"><text:soft-page-break/><text:span text:style-name="Strong_20_Emphasis"><text:span text:style-name="T16">Team: Zero^Infinity</text:span></text:span><text:span text:style-name="Strong_20_Emphasis"><text:span text:style-name="T17">(DUET)</text:span></text:span></text:p>
      <text:p text:style-name="P9">void <text:span text:style-name="T24">update</text:span>(int node,int s,int e,int idx,ll Val){</text:p>
      <text:p text:style-name="P9"><text:s text:c="4"/>if(s==e &amp;&amp; s==idx){</text:p>
      <text:p text:style-name="P9"><text:s text:c="8"/>tr[node]=Val; <text:s text:c="2"/>ft[s]=Val; <text:s/>return;</text:p>
      <text:p text:style-name="P9"><text:s text:c="4"/>}</text:p>
      <text:p text:style-name="P9"><text:s text:c="4"/>int mid=(s+e)/2;</text:p>
      <text:p text:style-name="P9"><text:s text:c="4"/>if(idx&lt;=mid) update(2*node,s,mid,idx,Val);</text:p>
      <text:p text:style-name="P9"><text:s text:c="4"/>else update(2*node+1,mid+1,e,idx,Val);</text:p>
      <text:p text:style-name="P9"><text:s text:c="4"/>tr[node]=tr[2*node]+tr[2*node+1];</text:p>
      <text:p text:style-name="P9">}</text:p>
      <text:p text:style-name="P9">ll <text:span text:style-name="T24">Subtree_sum</text:span>(int node,int s,int e,int l,int r){</text:p>
      <text:p text:style-name="P9"><text:s text:c="4"/>if(e&lt;l || s&gt;r) <text:s/>return 0;</text:p>
      <text:p text:style-name="P9"><text:s text:c="4"/>if(s&gt;=l &amp;&amp; e&lt;=r)</text:p>
      <text:p text:style-name="P9"><text:s text:c="8"/>return tr[node];</text:p>
      <text:p text:style-name="P9"><text:s text:c="4"/>int mid=(s+e)/2;</text:p>
      <text:p text:style-name="P9"><text:s text:c="4"/>ll Left=Subtree_sum(2*node,s,mid,l,r);</text:p>
      <text:p text:style-name="P9"><text:s text:c="4"/>ll Right=Subtree_sum(2*node+1,mid+1,e,l,r);</text:p>
      <text:p text:style-name="P9"><text:s text:c="4"/>return Left+Right;</text:p>
      <text:p text:style-name="P9">}</text:p>
      <text:p text:style-name="P9">int main(){</text:p>
      <text:p text:style-name="P9"><text:s text:c="4"/>int n,q; <text:s/>cin&gt;&gt;n&gt;&gt;q;</text:p>
      <text:p text:style-name="P9"><text:s text:c="4"/>for(int i=1;i&lt;=n;i++){ cin&gt;&gt;val[i]; }</text:p>
      <text:p text:style-name="P9"><text:s text:c="4"/>for(int i=1;i&lt;n;i++) // <text:span text:style-name="T40">Make adjecent</text:span></text:p>
      <text:p text:style-name="P9"><text:s text:c="4"/>Euler_tour(1,-1);</text:p>
      <text:p text:style-name="P9"><text:s text:c="4"/>built_tree(1,1,2*n);</text:p>
      <text:p text:style-name="P9"><text:s text:c="4"/>while(q--){</text:p>
      <text:p text:style-name="P9"><text:s text:c="8"/>int t; <text:s text:c="2"/>cin&gt;&gt;t;</text:p>
      <text:p text:style-name="P9"><text:s text:c="8"/>if(t==1) /// <text:span text:style-name="T40">update value as above</text:span></text:p>
      <text:p text:style-name="P9"><text:s text:c="8"/>else{</text:p>
      <text:p text:style-name="P9"><text:s text:c="12"/>int node; cin&gt;&gt;node;</text:p>
      <text:p text:style-name="P9"><text:s text:c="12"/>int inIdx=in[node];</text:p>
      <text:p text:style-name="P9"><text:s text:c="12"/>int outIdx=out[node];</text:p>
      <text:p text:style-name="P9"><text:s text:c="12"/>cout&lt;&lt;Subtree_sum(1,1,2*n,inIdx,outIdx)/2&lt;&lt;endl;</text:p>
      <text:p text:style-name="P9"><text:s text:c="8"/>}</text:p>
      <text:p text:style-name="P9"><text:s text:c="4"/>}</text:p>
      <text:p text:style-name="P9"><text:s text:c="4"/>return 0;</text:p>
      <text:p text:style-name="P9">}</text:p>
      <text:h text:style-name="P8" text:outline-level="2"><text:bookmark text:name="blob-path7"/><text:span text:style-name="Strong_20_Emphasis"><text:span text:style-name="T19">*** Subtree maxVal </text:span></text:span><text:span text:style-name="Strong_20_Emphasis"><text:span text:style-name="T21">of a tree</text:span></text:span></text:h>
      <text:p text:style-name="P12">/// Euler<text:span text:style-name="T37"> TOUR FUNCTION CALL</text:span></text:p>
      <text:p text:style-name="P11"><text:span text:style-name="Strong_20_Emphasis"><text:span text:style-name="T7">void </text:span></text:span><text:span text:style-name="Strong_20_Emphasis"><text:span text:style-name="T4">Euler_tour</text:span></text:span><text:span text:style-name="Strong_20_Emphasis"><text:span text:style-name="T7">(int node,int par){;}</text:span></text:span></text:p>
      <text:p text:style-name="P12"><text:span text:style-name="Strong_20_Emphasis"><text:span text:style-name="T8">void </text:span></text:span><text:span text:style-name="Strong_20_Emphasis"><text:span text:style-name="T5">built_tree</text:span></text:span><text:span text:style-name="Strong_20_Emphasis"><text:span text:style-name="T8">(int node,int s,int e){</text:span></text:span></text:p>
      <text:p text:style-name="P12"><text:span text:style-name="Strong_20_Emphasis"><text:span text:style-name="T8"><text:s text:c="4"/>if(s==e) { <text:s/>tr[node]=ft[s]; return; <text:s/>}</text:span></text:span></text:p>
      <text:p text:style-name="P12"><text:span text:style-name="Strong_20_Emphasis"><text:span text:style-name="T8"><text:s text:c="4"/>int mid=(s+e)/2;</text:span></text:span></text:p>
      <text:p text:style-name="P12"><text:span text:style-name="Strong_20_Emphasis"><text:span text:style-name="T8"><text:s text:c="4"/>built_tree(2*node,s,mid);</text:span></text:span></text:p>
      <text:p text:style-name="P12"><text:span text:style-name="Strong_20_Emphasis"><text:span text:style-name="T8"><text:s text:c="4"/>built_tree(2*node+1,mid+1,e);</text:span></text:span></text:p>
      <text:p text:style-name="P12"><text:span text:style-name="Strong_20_Emphasis"><text:span text:style-name="T8"><text:s text:c="4"/>tr[node]=max(tr[2*node],tr[2*node+1]);</text:span></text:span></text:p>
      <text:p text:style-name="P12"><text:span text:style-name="Strong_20_Emphasis"><text:span text:style-name="T8">}</text:span></text:span></text:p>
      <text:p text:style-name="P12"><text:span text:style-name="Strong_20_Emphasis"><text:span text:style-name="T8">void </text:span></text:span><text:span text:style-name="Strong_20_Emphasis"><text:span text:style-name="T5">update</text:span></text:span><text:span text:style-name="Strong_20_Emphasis"><text:span text:style-name="T8">(int node,int s,int e,int idx,ll Val){</text:span></text:span></text:p>
      <text:p text:style-name="P12"><text:span text:style-name="Strong_20_Emphasis"><text:span text:style-name="T8"><text:s text:c="4"/>if(s==e &amp;&amp; s==idx){</text:span></text:span></text:p>
      <text:p text:style-name="P12"><text:span text:style-name="Strong_20_Emphasis"><text:span text:style-name="T8"><text:s text:c="8"/>tr[node]=Val; ft[s]=Val; return;</text:span></text:span></text:p>
      <text:p text:style-name="P12"><text:span text:style-name="Strong_20_Emphasis"><text:span text:style-name="T8"><text:s text:c="4"/>}</text:span></text:span></text:p>
      <text:p text:style-name="P12"><text:span text:style-name="Strong_20_Emphasis"><text:span text:style-name="T8"><text:s text:c="4"/>int mid=(s+e)/2;</text:span></text:span></text:p>
      <text:p text:style-name="P12"><text:span text:style-name="Strong_20_Emphasis"><text:span text:style-name="T8"><text:s text:c="4"/>if(idx&lt;=mid) update(2*node,s,mid,idx,Val);</text:span></text:span></text:p>
      <text:p text:style-name="P12"><text:span text:style-name="Strong_20_Emphasis"><text:span text:style-name="T8"><text:s text:c="4"/>else update(2*node+1,mid+1,e,idx,Val);</text:span></text:span></text:p>
      <text:p text:style-name="P12"><text:span text:style-name="Strong_20_Emphasis"><text:span text:style-name="T8"><text:s text:c="4"/>tr[node]=max(tr[2*node],tr[2*node+1]);</text:span></text:span></text:p>
      <text:p text:style-name="P12"><text:span text:style-name="Strong_20_Emphasis"><text:span text:style-name="T8">}</text:span></text:span></text:p>
      <text:p text:style-name="P12"><text:span text:style-name="Strong_20_Emphasis"><text:span text:style-name="T8">ll </text:span></text:span><text:span text:style-name="Strong_20_Emphasis"><text:span text:style-name="T5">Subtree_max</text:span></text:span><text:span text:style-name="Strong_20_Emphasis"><text:span text:style-name="T8">(int node,int s,int e,int l,int r){</text:span></text:span></text:p>
      <text:p text:style-name="P12"><text:span text:style-name="Strong_20_Emphasis"><text:span text:style-name="T8"><text:s text:c="4"/>if(e&lt;l || s&gt;r) <text:s/>return 0;</text:span></text:span></text:p>
      <text:p text:style-name="P12"><text:span text:style-name="Strong_20_Emphasis"><text:span text:style-name="T8"><text:s text:c="4"/>if(s&gt;=l &amp;&amp; e&lt;=r) <text:s/>return tr[node];</text:span></text:span></text:p>
      <text:p text:style-name="P12"><text:span text:style-name="Strong_20_Emphasis"><text:span text:style-name="T8"><text:s text:c="4"/>int mid=(s+e)/2;</text:span></text:span></text:p>
      <text:p text:style-name="P12"><text:span text:style-name="Strong_20_Emphasis"><text:span text:style-name="T8"><text:s text:c="4"/>ll Left=Subtree_sum(2*node,s,mid,l,r);</text:span></text:span></text:p>
      <text:p text:style-name="P12"><text:span text:style-name="Strong_20_Emphasis"><text:span text:style-name="T8"><text:s text:c="4"/>ll Right=Subtree_sum(2*node+1,mid+1,e,l,r);</text:span></text:span></text:p>
      <text:p text:style-name="P12"><text:span text:style-name="Strong_20_Emphasis"><text:span text:style-name="T8"><text:s text:c="4"/>return max(Left,Right);</text:span></text:span></text:p>
      <text:p text:style-name="P12"><text:span text:style-name="Strong_20_Emphasis"><text:span text:style-name="T8">}</text:span></text:span></text:p>
      <text:p text:style-name="P12"><text:span text:style-name="Strong_20_Emphasis"><text:span text:style-name="T8">int main(){</text:span></text:span></text:p>
      <text:p text:style-name="P12"><text:span text:style-name="Strong_20_Emphasis"><text:span text:style-name="T8"><text:s text:c="4"/>int n,q; cin&gt;&gt;n&gt;&gt;q;</text:span></text:span></text:p>
      <text:p text:style-name="P12"><text:span text:style-name="Strong_20_Emphasis"><text:span text:style-name="T8"><text:s text:c="3"/></text:span></text:span><text:span text:style-name="Strong_20_Emphasis"><text:span text:style-name="T6">for(int i=1;i&lt;=n;i++){ cin&gt;&gt;val[i]; }</text:span></text:span></text:p>
      <text:p text:style-name="P12"><text:span text:style-name="Strong_20_Emphasis"><text:span text:style-name="T6"><text:s text:c="3"/>for(int i=1;i&lt;n;i++) // </text:span></text:span><text:span text:style-name="Strong_20_Emphasis"><text:span text:style-name="T8">Make adjecent</text:span></text:span></text:p>
      <text:p text:style-name="P12"><text:span text:style-name="Strong_20_Emphasis"><text:span text:style-name="T8"><text:s text:c="4"/>Euler_tour(1,-1);</text:span></text:span></text:p>
      <text:p text:style-name="P12"><text:span text:style-name="Strong_20_Emphasis"><text:span text:style-name="T8"><text:s text:c="4"/>built_tree(1,1,2*n);</text:span></text:span></text:p>
      <text:p text:style-name="P12"><text:span text:style-name="Strong_20_Emphasis"><text:span text:style-name="T8"><text:s text:c="4"/>while(q--){</text:span></text:span></text:p>
      <text:p text:style-name="P12"><text:span text:style-name="Strong_20_Emphasis"><text:span text:style-name="T8"><text:s text:c="8"/>int t; cin&gt;&gt;t;</text:span></text:span></text:p>
      <text:p text:style-name="P12"><text:span text:style-name="Strong_20_Emphasis"><text:span text:style-name="T8"><text:s text:c="8"/></text:span></text:span><text:span text:style-name="Strong_20_Emphasis"><text:span text:style-name="T6">if(t==1) /// </text:span></text:span><text:span text:style-name="Strong_20_Emphasis"><text:span text:style-name="T8">update value as above</text:span></text:span></text:p>
      <text:p text:style-name="P12"><text:span text:style-name="Strong_20_Emphasis"><text:span text:style-name="T10"/></text:span></text:p>
      <text:p text:style-name="P13"><text:soft-page-break/><text:span text:style-name="Strong_20_Emphasis"><text:span text:style-name="T8"><text:s text:c="6"/></text:span></text:span><text:span text:style-name="Strong_20_Emphasis"><text:span text:style-name="T13">Team: Zero^Infinity</text:span></text:span><text:span text:style-name="Strong_20_Emphasis"><text:span text:style-name="T14">(DUET)</text:span></text:span></text:p>
      <text:p text:style-name="P12"><text:span text:style-name="Strong_20_Emphasis"><text:span text:style-name="T8"><text:s text:c="8"/>else{</text:span></text:span></text:p>
      <text:p text:style-name="P12"><text:span text:style-name="Strong_20_Emphasis"><text:span text:style-name="T8"><text:s text:c="12"/>int node; cin&gt;&gt;node;</text:span></text:span></text:p>
      <text:p text:style-name="P12"><text:span text:style-name="Strong_20_Emphasis"><text:span text:style-name="T8"><text:s text:c="12"/>int inIdx=in[node];</text:span></text:span></text:p>
      <text:p text:style-name="P12"><text:span text:style-name="Strong_20_Emphasis"><text:span text:style-name="T8"><text:s text:c="12"/>int outIdx=out[node];</text:span></text:span></text:p>
      <text:p text:style-name="P12"><text:span text:style-name="Strong_20_Emphasis"><text:span text:style-name="T8"><text:s text:c="12"/>cout&lt;&lt;Subtree_max(1,1,2*n,inIdx,outIdx)&lt;&lt;endl;</text:span></text:span></text:p>
      <text:p text:style-name="P12"><text:span text:style-name="Strong_20_Emphasis"><text:span text:style-name="T8"><text:s text:c="8"/>}</text:span></text:span></text:p>
      <text:p text:style-name="P12"><text:span text:style-name="Strong_20_Emphasis"><text:span text:style-name="T8"><text:s text:c="4"/>}</text:span></text:span></text:p>
      <text:p text:style-name="P12"><text:span text:style-name="Strong_20_Emphasis"><text:span text:style-name="T8"><text:s text:c="4"/>return 0;</text:span></text:span></text:p>
      <text:p text:style-name="P12"><text:span text:style-name="Strong_20_Emphasis"><text:span text:style-name="T8">}</text:span></text:span></text:p>
      <text:p text:style-name="P39">*** Inclusion Exclusion</text:p>
      <text:p text:style-name="P23">int main(){</text:p>
      <text:p text:style-name="P23"><text:s text:c="4"/>ll n , k; cin &gt;&gt; n &gt;&gt; k;</text:p>
      <text:p text:style-name="P23"><text:s text:c="4"/>vector&lt;ll&gt;a(k);</text:p>
      <text:p text:style-name="P23"><text:s text:c="4"/>for(int i=0;i&lt;k;i++) cin &gt;&gt; a[i];</text:p>
      <text:p text:style-name="P23"><text:s text:c="4"/>vector&lt;ll&gt;divisors_contribution(k+1,0);</text:p>
      <text:p text:style-name="P23"><text:s text:c="4"/>for(int mask=1;mask&lt;(1&lt;&lt;k);mask++){</text:p>
      <text:p text:style-name="P23"><text:s text:c="8"/>ll N=n,nod=0; <text:s text:c="2"/>///nod-&gt;number of divisors</text:p>
      <text:p text:style-name="P23"><text:s text:c="8"/>for(int bit=0;bit&lt;k;bit++){</text:p>
      <text:p text:style-name="P23"><text:s text:c="12"/>if((mask &amp; ( 1 &lt;&lt; bit ))){</text:p>
      <text:p text:style-name="P23"><text:s text:c="16"/>N/=a[bit]; <text:s/>nod++;</text:p>
      <text:p text:style-name="P23"><text:s text:c="12"/>}</text:p>
      <text:p text:style-name="P23"><text:s text:c="8"/>}</text:p>
      <text:p text:style-name="P23"><text:s text:c="8"/>divisors_contribution[nod]+=N;</text:p>
      <text:p text:style-name="P23"><text:s text:c="4"/>}</text:p>
      <text:p text:style-name="P23"><text:s text:c="4"/>ll ans=0;</text:p>
      <text:p text:style-name="P23"><text:s text:c="4"/>for(int i=1;i&lt;=k;i++){</text:p>
      <text:p text:style-name="P23"><text:s text:c="8"/>if(i&amp;1) ans+=divisors_contribution[i];</text:p>
      <text:p text:style-name="P23"><text:s text:c="8"/>else ans-=divisors_contribution[i];</text:p>
      <text:p text:style-name="P23"><text:s text:c="4"/>}</text:p>
      <text:p text:style-name="P23"><text:s text:c="4"/>cout&lt;&lt;ans&lt;&lt;endl;</text:p>
      <text:p text:style-name="P23"><text:s text:c="4"/>return 0;</text:p>
      <text:p text:style-name="P23">}</text:p>
      <text:p text:style-name="P23"/>
      <text:p text:style-name="P9"/>
      <text:p text:style-name="P9"/>
      <text:p text:style-name="P45"><text:span text:style-name="T38">*** </text:span><text:span text:style-name="T39">Ordered set</text:span><text:span text:style-name="T41"> </text:span></text:p>
      <text:p text:style-name="P5">#include &lt;ext/pb_ds/assoc_container.hpp&gt;</text:p>
      <text:p text:style-name="P5">#include &lt;ext/pb_ds/tree_policy.hpp&gt;</text:p>
      <text:p text:style-name="P5">#define ordered_set tree&lt;int, null_type,less_equal&lt;int&gt;, rb_tree_tag,tree_order_statistics_node_update&gt;</text:p>
      <text:p text:style-name="P5">using namespace __gnu_pbds;</text:p>
      <text:p text:style-name="P5"/>
      <text:p text:style-name="P5">ordered_set s;</text:p>
      <text:p text:style-name="P5">s.insert(1);</text:p>
      <text:p text:style-name="P5">…</text:p>
      <text:p text:style-name="P30">//kth element of the set --- 0 base index;</text:p>
      <text:p text:style-name="P5">int x=*(s.find_by_order(k)); <text:s text:c="2"/>/</text:p>
      <text:p text:style-name="P30">// position of the val in the set <text:s/>--- 0 base index;</text:p>
      <text:p text:style-name="P5">int x= s.order_of_key(val); <text:s/>/</text:p>
      <text:p text:style-name="P5"/>
      <text:p text:style-name="P29">/// Erase k'th position value of orginal array from the set a[k] is the value of k'th position of the orginal array &amp; pos is the postion of that value in the set</text:p>
      <text:p text:style-name="P5"><text:s text:c="4"/>int pos = s.order_of_key(a[k]); <text:s text:c="5"/></text:p>
      <text:p text:style-name="P29">// Erasing the value from the set.</text:p>
      <text:p text:style-name="P5"><text:s text:c="4"/>s.erase(s.find_by_order(pos));</text:p>
      <text:p text:style-name="P27"/>
      <text:p text:style-name="P27"/>
      <text:p text:style-name="P35">*** <text:span text:style-name="T41">0-1 BFS</text:span></text:p>
      <text:p text:style-name="P20">vector&lt;pair&lt;ll,ll&gt;&gt;adj[limit];</text:p>
      <text:p text:style-name="P20">ll dis[limit]; <text:s text:c="3"/>///level </text:p>
      <text:p text:style-name="P20">ll n,m;</text:p>
      <text:p text:style-name="P20"/>
      <text:p text:style-name="P20">void <text:span text:style-name="T24">bfs01</text:span>(ll node){</text:p>
      <text:p text:style-name="P20"><text:s text:c="4"/>for(int i=1;i&lt;=n;i++) dis[i]=1e9;</text:p>
      <text:p text:style-name="P20"><text:s text:c="4"/>deque&lt;ll&gt;dq;</text:p>
      <text:p text:style-name="P20"><text:s text:c="4"/>dq.push_back(node);</text:p>
      <text:p text:style-name="P20"><text:s text:c="4"/>dis[node]=0;</text:p>
      <text:p text:style-name="P20"><text:s text:c="4"/>while(dq.size()&gt;0){</text:p>
      <text:p text:style-name="P20"><text:s text:c="8"/>ll node=dq.front();</text:p>
      <text:p text:style-name="P20"><text:s text:c="8"/>dq.pop_front();</text:p>
      <text:p text:style-name="P20"/>
      <text:p text:style-name="P20"><text:s text:c="8"/>for(pair&lt;ll,ll&gt; ch:adj[node]){</text:p>
      <text:p text:style-name="P20"><text:s text:c="12"/>if(dis[ch.first] &gt; dis[node] + ch.second){</text:p>
      <text:p text:style-name="P20"><text:s text:c="16"/>dis[ch.first]= dis[node]+ch.second;</text:p>
      <text:p text:style-name="P20"><text:s text:c="16"/>if(ch.second == 1) dq.push_back(ch.first);</text:p>
      <text:p text:style-name="P20"><text:s text:c="16"/>else dq.push_front(ch.first);</text:p>
      <text:p text:style-name="P20"/>
      <text:p text:style-name="P20"><text:s text:c="12"/>}</text:p>
      <text:p text:style-name="P20"><text:s text:c="8"/>}</text:p>
      <text:p text:style-name="P20"><text:s text:c="4"/>}</text:p>
      <text:p text:style-name="P20">}</text:p>
      <text:p text:style-name="P20">int main(){</text:p>
      <text:p text:style-name="P20"><text:s text:c="4"/>cin&gt;&gt;n&gt;&gt;m;</text:p>
      <text:p text:style-name="P20"><text:s text:c="4"/>for(int i=1;i&lt;=m;i++){</text:p>
      <text:p text:style-name="P20"><text:s text:c="8"/>ll x,y&gt;&gt;w; <text:s/>cin&gt;&gt;x&gt;&gt;y&gt;&gt;w;</text:p>
      <text:p text:style-name="P20"><text:s text:c="8"/>adj[x].push_back({y,w});</text:p>
      <text:p text:style-name="P20"><text:s text:c="8"/>adj[y].push_back({x,w});</text:p>
      <text:p text:style-name="P20"><text:s text:c="4"/>}</text:p>
      <text:p text:style-name="P20"><text:s text:c="4"/>bfs01(1);</text:p>
      <text:p text:style-name="P20"><text:s text:c="4"/>cout&lt;&lt;dis[n]&lt;&lt;endl;</text:p>
      <text:p text:style-name="P20"><text:s text:c="4"/>return 0;</text:p>
      <text:p text:style-name="P20">}</text:p>
      <text:p text:style-name="P20"/>
      <text:p text:style-name="P20"/>
      <text:p text:style-name="P13"><text:soft-page-break/><text:span text:style-name="Strong_20_Emphasis"><text:span text:style-name="T8"><text:s text:c="2"/></text:span></text:span><text:span text:style-name="Strong_20_Emphasis"><text:span text:style-name="T13">Team: Zero^Infinity</text:span></text:span><text:span text:style-name="Strong_20_Emphasis"><text:span text:style-name="T14">(DUET)</text:span></text:span></text:p>
      <text:p text:style-name="P13"><text:span text:style-name="Strong_20_Emphasis"><text:span text:style-name="T14">*** </text:span></text:span><text:span text:style-name="Strong_20_Emphasis"><text:span text:style-name="T15">Dijkstra sssp </text:span></text:span></text:p>
      <text:p text:style-name="P20">int main() {</text:p>
      <text:p text:style-name="P20"><text:s text:c="4"/>int n,e; <text:s/>cin&gt;&gt;n&gt;&gt;e;</text:p>
      <text:p text:style-name="P20"><text:s text:c="4"/>vector&lt;pair&lt;int,int&gt;&gt;adj[n+1];</text:p>
      <text:p text:style-name="P20"><text:s text:c="4"/>vector&lt;int&gt;dis(n+1,1e9),vis(n+1,0);</text:p>
      <text:p text:style-name="P20"><text:s text:c="4"/>for(int i=1;i&lt;=e;i++){</text:p>
      <text:p text:style-name="P20"><text:s text:c="8"/>int x,y,w; <text:s/>cin&gt;&gt;x&gt;&gt;y&gt;&gt;w;</text:p>
      <text:p text:style-name="P20"><text:s text:c="8"/>adj[x].push_back({y,w});</text:p>
      <text:p text:style-name="P20"><text:s text:c="8"/>adj[y].push_back({x,w});</text:p>
      <text:p text:style-name="P21"><text:s text:c="4"/>} priority_queue&lt;pair&lt;int,int&gt;,vector&lt;pair&lt;int,int&gt;&gt;,</text:p>
      <text:p text:style-name="P21"><text:tab/><text:tab/><text:tab/>greater&lt;pair&lt;int,int&gt;&gt;&gt;pq;</text:p>
      <text:p text:style-name="P20"><text:s text:c="4"/>dis[1]=0;</text:p>
      <text:p text:style-name="P20"><text:s text:c="4"/>pq.push({0,1});</text:p>
      <text:p text:style-name="P20"><text:s text:c="4"/>while(!pq.empty()) {</text:p>
      <text:p text:style-name="P20"><text:s text:c="8"/>int weight=pq.top().first;</text:p>
      <text:p text:style-name="P20"><text:s text:c="8"/>int node=pq.top().second;</text:p>
      <text:p text:style-name="P20"><text:s text:c="8"/>pq.pop();</text:p>
      <text:p text:style-name="P20"><text:s text:c="8"/>if(vis[node]) continue;</text:p>
      <text:p text:style-name="P20"><text:s text:c="8"/>vis[node]=1;</text:p>
      <text:p text:style-name="P20"><text:s text:c="8"/>for(pair&lt;int,int&gt;child:adj[node]){</text:p>
      <text:p text:style-name="P20"><text:s text:c="12"/>if(weight+child.second&lt;dis[child.first]) { <text:span text:style-name="T24">///(dis of src + adjecent dis src to child) &lt; dis of child stored before</text:span></text:p>
      <text:p text:style-name="P20"><text:s text:c="16"/>dis[child.first]=weight+child.second;</text:p>
      <text:p text:style-name="P20"><text:s text:c="16"/>pq.push({dis[child.first],child.first});</text:p>
      <text:p text:style-name="P20"><text:s text:c="12"/>}</text:p>
      <text:p text:style-name="P20"><text:s text:c="8"/>}</text:p>
      <text:p text:style-name="P20"><text:s text:c="4"/>}</text:p>
      <text:p text:style-name="P20"><text:s text:c="4"/>for(int i=1;i&lt;=n;i++) cout&lt;&lt;dis[i]&lt;&lt;" ";</text:p>
      <text:p text:style-name="P20"><text:s text:c="4"/>cout&lt;&lt;endl;</text:p>
      <text:p text:style-name="P20"><text:s text:c="4"/>return 0;</text:p>
      <text:p text:style-name="P20">}</text:p>
      <text:p text:style-name="P2"/>
      <text:p text:style-name="P38">*** <text:span text:style-name="T42">Bellmen Ford </text:span></text:p>
      <text:p text:style-name="P2"/>
      <text:p text:style-name="P2">struct edges{</text:p>
      <text:p text:style-name="P2"><text:s text:c="4"/>int src,des,w;</text:p>
      <text:p text:style-name="P2">};</text:p>
      <text:p text:style-name="P2">int main(){</text:p>
      <text:p text:style-name="P2"><text:s text:c="4"/>int n,e; <text:s/>cin&gt;&gt;n&gt;&gt;e;</text:p>
      <text:p text:style-name="P2"><text:s text:c="4"/>vector&lt;edges&gt;adj(e);</text:p>
      <text:p text:style-name="P2"><text:s text:c="4"/>vector&lt;int&gt;Parent(n+1,-1),dis(n+1,1e9);</text:p>
      <text:p text:style-name="P2"><text:s text:c="4"/>for(int i=0;i&lt;e;i++){</text:p>
      <text:p text:style-name="P2"><text:s text:c="8"/>int a,b,w; <text:s text:c="2"/>cin&gt;&gt;a&gt;&gt;b&gt;&gt;w;</text:p>
      <text:p text:style-name="P2"><text:s text:c="8"/>adj[i].src=a;</text:p>
      <text:p text:style-name="P2"><text:s text:c="8"/>adj[i].des=b;</text:p>
      <text:p text:style-name="P2"><text:s text:c="8"/>adj[i].w=w;</text:p>
      <text:p text:style-name="P2"><text:s text:c="4"/>}</text:p>
      <text:p text:style-name="P2"><text:s text:c="4"/>dis[1]=0;</text:p>
      <text:p text:style-name="P2"><text:s text:c="4"/>bool isupdated=false;</text:p>
      <text:p text:style-name="P2"><text:s text:c="4"/>for(int i=1;i&lt;n;i++){ <text:s/><text:span text:style-name="T24">/// updating n-1 times</text:span></text:p>
      <text:p text:style-name="P2"><text:s text:c="8"/>isupdated=false;</text:p>
      <text:p text:style-name="P2"><text:s text:c="8"/>for(int j=0;j&lt;e;j++){</text:p>
      <text:p text:style-name="P2"><text:s text:c="12"/>int src=adj[j].src;</text:p>
      <text:p text:style-name="P2"><text:s text:c="12"/>int des=adj[j].des;</text:p>
      <text:p text:style-name="P2"><text:s text:c="12"/>int w=adj[j].w;</text:p>
      <text:p text:style-name="P2"><text:s text:c="12"/>if(dis[src]!=1e9 &amp;&amp; dis[src]+w&lt;dis[des]){</text:p>
      <text:p text:style-name="P2"><text:s text:c="16"/>isupdated=true;</text:p>
      <text:p text:style-name="P2"><text:s text:c="16"/>dis[des]=dis[src]+w;</text:p>
      <text:p text:style-name="P2"><text:s text:c="16"/>Parent[des]=src;</text:p>
      <text:p text:style-name="P2"><text:s text:c="12"/>}</text:p>
      <text:p text:style-name="P2"><text:s text:c="8"/>}</text:p>
      <text:p text:style-name="P2"><text:s text:c="8"/>if(isupdated==false) break;</text:p>
      <text:p text:style-name="P2"><text:s text:c="4"/>}</text:p>
      <text:p text:style-name="P2"><text:s text:c="4"/><text:span text:style-name="T24">///one more relaxation for detect cycle</text:span></text:p>
      <text:p text:style-name="P2"><text:s text:c="4"/>isupdated=true;</text:p>
      <text:p text:style-name="P2"><text:s text:c="4"/>for(int j=0;j&lt;e;j++){</text:p>
      <text:p text:style-name="P2"><text:s text:c="8"/>int src=adj[j].src;</text:p>
      <text:p text:style-name="P2"><text:s text:c="8"/>int des=adj[j].des;</text:p>
      <text:p text:style-name="P2"><text:s text:c="8"/>int w=adj[j].w;</text:p>
      <text:p text:style-name="P2"><text:s text:c="8"/>if(dis[src]!=1e9 &amp;&amp; dis[src]+w&lt;dis[des]){</text:p>
      <text:p text:style-name="P2"/>
      <text:p text:style-name="P2"><text:s text:c="12"/>///negative edge cycle</text:p>
      <text:p text:style-name="P2"><text:s text:c="12"/>cout&lt;&lt;"This graph has -ve edge cycle"&lt;&lt;endl;</text:p>
      <text:p text:style-name="P2"><text:s text:c="12"/>return 0;</text:p>
      <text:p text:style-name="P2"><text:s text:c="8"/>}</text:p>
      <text:p text:style-name="P2"><text:s text:c="4"/>}</text:p>
      <text:p text:style-name="P2"><text:s text:c="4"/>for(int i=1;i&lt;=n;i++) cout&lt;&lt;dis[i]&lt;&lt;" ";</text:p>
      <text:p text:style-name="P2"><text:s text:c="4"/>cout&lt;&lt;endl;</text:p>
      <text:p text:style-name="P2"><text:s text:c="4"/>return 0;</text:p>
      <text:p text:style-name="P2">}</text:p>
      <text:p text:style-name="P2"/>
      <text:p text:style-name="P38">*** <text:span text:style-name="T42">Z algorithm O(n)</text:span></text:p>
      <text:p text:style-name="P25">/// Finding the longest prefix stated from any index s[i] which is also a proper prefix from index s[0]</text:p>
      <text:p text:style-name="P2">vector&lt;int&gt;Z(limit);</text:p>
      <text:p text:style-name="P2">void Z_function(){</text:p>
      <text:p text:style-name="P2"><text:s text:c="4"/>for (int i=1, l=0, r=0; i&lt;n ; i++) {</text:p>
      <text:p text:style-name="P2"><text:s text:c="8"/>if (i &lt;= r){</text:p>
      <text:p text:style-name="P2"><text:s text:c="12"/>Z[i] = min (r-i+1, Z[i-l]); <text:span text:style-name="T24"><text:s/>/// already calculated</text:span></text:p>
      <text:p text:style-name="P2"><text:s text:c="8"/>}</text:p>
      <text:p text:style-name="P2"><text:s text:c="8"/>while ( (i + Z[i]) &lt; n &amp;&amp; ( s[Z[i]] == s[i+Z[i]]) ){</text:p>
      <text:p text:style-name="P2"><text:s text:c="12"/>Z[i]++ ;</text:p>
      <text:p text:style-name="P2"><text:s text:c="8"/>}</text:p>
      <text:p text:style-name="P2"><text:s text:c="8"/>if ( ( i+Z[i]-1 ) &gt; r){</text:p>
      <text:p text:style-name="P2"><text:s text:c="12"/>l = i;</text:p>
      <text:p text:style-name="P2"><text:s text:c="12"/>r = i + Z[i]-1;</text:p>
      <text:p text:style-name="P2"><text:s text:c="8"/>}</text:p>
      <text:p text:style-name="P2"><text:s text:c="4"/>}</text:p>
      <text:p text:style-name="P2"><text:s text:c="4"/>return;</text:p>
      <text:p text:style-name="P2">}</text:p>
      <text:p text:style-name="P2"/>
      <text:p text:style-name="P2">int main(){</text:p>
      <text:p text:style-name="P2"><text:s text:c="4"/>cin &gt;&gt; n &gt;&gt; s;</text:p>
      <text:p text:style-name="P2"><text:s text:c="4"/>Z_function();</text:p>
      <text:p text:style-name="P2">// <text:s text:c="3"/>for(int i=0 ;i &lt;=n;i++) cout&lt;&lt;Z[i] &lt;&lt;" ";</text:p>
      <text:p text:style-name="P2">// <text:s text:c="3"/>cout&lt;&lt;endl;</text:p>
      <text:p text:style-name="P2"><text:s text:c="4"/>return 0;</text:p>
      <text:p text:style-name="P2">}</text:p>
      <text:p text:style-name="P2"/>
      <text:p text:style-name="P38">*** <text:span text:style-name="T42">Manacher Algorithm O(n)</text:span></text:p>
      <text:p text:style-name="P2"/>
      <text:p text:style-name="P25">/// Manacher's algorithm is used to find the longest palindromic substring in any given string. </text:p>
      <text:p text:style-name="P2">vector&lt;int&gt;lps(<text:span text:style-name="T42">2*</text:span>limit);</text:p>
      <text:p text:style-name="P2">void manacher(string s , string p){</text:p>
      <text:p text:style-name="P2"><text:s text:c="4"/>int n=s.size() , maxlen = 0 ,maxindex = 0;</text:p>
      <text:p text:style-name="P2"><text:s text:c="4"/>for(int i=1 , center=0 , radius=0 ; i&lt;n-1 ; i++){</text:p>
      <text:p text:style-name="P2"/>
      <text:p text:style-name="P14"><text:soft-page-break/><text:span text:style-name="Strong_20_Emphasis"><text:span text:style-name="T8"><text:s text:c="2"/></text:span></text:span><text:span text:style-name="Strong_20_Emphasis"><text:span text:style-name="T13">Team: Zero^Infinity</text:span></text:span><text:span text:style-name="Strong_20_Emphasis"><text:span text:style-name="T14">(DUET)</text:span></text:span></text:p>
      <text:p text:style-name="P2"><text:s text:c="8"/>int mirror = center - (i -center);</text:p>
      <text:p text:style-name="P2"><text:s text:c="8"/>if( i &lt; radius ){ <text:s/>/// Give an initial lps value</text:p>
      <text:p text:style-name="P2"><text:s text:c="12"/>lps[i] = min(lps[mirror] , radius-i);</text:p>
      <text:p text:style-name="P2"><text:s text:c="8"/>}</text:p>
      <text:p text:style-name="P2"><text:s text:c="8"/>while( s[i - lps[i] - 1] == s[i + lps[i] + 1]){</text:p>
      <text:p text:style-name="P2"><text:s text:c="12"/>lps[i]++;</text:p>
      <text:p text:style-name="P2"><text:s text:c="8"/>}</text:p>
      <text:p text:style-name="P2"><text:s text:c="8"/>if(i+lps[i] &gt; radius){ <text:s/>///update center &amp; radius</text:p>
      <text:p text:style-name="P2"><text:s text:c="12"/>center = i;</text:p>
      <text:p text:style-name="P2"><text:s text:c="12"/>radius = i+lps[i];</text:p>
      <text:p text:style-name="P2"><text:s text:c="8"/>}</text:p>
      <text:p text:style-name="P2"><text:s text:c="8"/>if(maxlen &lt; lps[i]) { <text:s/>/// updating the max lps</text:p>
      <text:p text:style-name="P2"><text:s text:c="12"/>maxlen = lps[i];</text:p>
      <text:p text:style-name="P2"><text:s text:c="12"/>maxindex = i; </text:p>
      <text:p text:style-name="P2"><text:s text:c="8"/>}</text:p>
      <text:p text:style-name="P2"><text:s text:c="4"/>}</text:p>
      <text:p text:style-name="P2"><text:s text:c="4"/>/// start index of substring in converted string s</text:p>
      <text:p text:style-name="P2"><text:s text:c="4"/>int id1 = maxindex - maxlen + 1;</text:p>
      <text:p text:style-name="P2"><text:s text:c="4"/>/// start index of substring in actual string p</text:p>
      <text:p text:style-name="P2"><text:s text:c="4"/>int id2 = (id1 - 2)/2;</text:p>
      <text:p text:style-name="P2"><text:s text:c="4"/>cout &lt;&lt; p.substr(id2 , maxlen) &lt;&lt;endl;</text:p>
      <text:p text:style-name="P2"><text:s text:c="4"/>return;</text:p>
      <text:p text:style-name="P2">}</text:p>
      <text:p text:style-name="P2"/>
      <text:p text:style-name="P2">int main(){</text:p>
      <text:p text:style-name="P2"><text:s text:c="4"/>string s , p;</text:p>
      <text:p text:style-name="P2"><text:s text:c="4"/>cin &gt;&gt; p;</text:p>
      <text:p text:style-name="P2"><text:s text:c="4"/>s.push_back('@');</text:p>
      <text:p text:style-name="P2"><text:s text:c="4"/>for(char c:p){</text:p>
      <text:p text:style-name="P2"><text:s text:c="8"/>s.push_back('#');</text:p>
      <text:p text:style-name="P2"><text:s text:c="8"/>s.push_back(c);</text:p>
      <text:p text:style-name="P2"><text:s text:c="4"/>}</text:p>
      <text:p text:style-name="P2"><text:s text:c="4"/>s.push_back('#');</text:p>
      <text:p text:style-name="P2"><text:s text:c="4"/>s.push_back('$');</text:p>
      <text:p text:style-name="P2"><text:s text:c="4"/>manacher(s, p);</text:p>
      <text:p text:style-name="P2"><text:s text:c="4"/>return 0;</text:p>
      <text:p text:style-name="P2">}</text:p>
      <text:p text:style-name="P2"/>
      <text:p text:style-name="P38">*** <text:span text:style-name="T43">Finding articulation point </text:span><text:span text:style-name="T44">O(N+M)</text:span></text:p>
      <text:p text:style-name="P2">int in[100005] , low[100005];</text:p>
      <text:p text:style-name="P2">int timer;</text:p>
      <text:p text:style-name="P2">set&lt;int&gt; AP; <text:s/>/// <text:span text:style-name="T43">store articulation point</text:span></text:p>
      <text:p text:style-name="P2">void <text:span text:style-name="T24">dfs</text:span>(int node,int par) {</text:p>
      <text:p text:style-name="P2"><text:s text:c="4"/>vis[node]=true;</text:p>
      <text:p text:style-name="P2"><text:s text:c="4"/>in[node]=low[node]=timer++; </text:p>
      <text:p text:style-name="P2"/>
      <text:p text:style-name="P2"><text:s text:c="4"/>int children=0;/<text:span text:style-name="T24">//if root has more than one children than <text:tab/><text:tab/><text:tab/>It should be an articulation point</text:span></text:p>
      <text:p text:style-name="P2"><text:s text:c="4"/>for(int child:g[node]) {</text:p>
      <text:p text:style-name="P2"><text:s text:c="8"/>if(child==par) continue;</text:p>
      <text:p text:style-name="P2"><text:s text:c="8"/>else if(vis[child]) {</text:p>
      <text:p text:style-name="P2"><text:s text:c="12"/>///back edge <text:span text:style-name="T43">so </text:span>update kore nicchi anchester er in <text:tab/>time er maddhome</text:p>
      <text:p text:style-name="P2"><text:s text:c="12"/>low[node]=min(low[node],in[child]);</text:p>
      <text:p text:style-name="P2"><text:s text:c="8"/>}</text:p>
      <text:p text:style-name="P2"><text:s text:c="8"/>else {</text:p>
      <text:p text:style-name="P2"><text:s text:c="12"/>///forward edge</text:p>
      <text:p text:style-name="P2"><text:s text:c="12"/>dfs(child,node);</text:p>
      <text:p text:style-name="P2"><text:s text:c="12"/><text:span text:style-name="T24">///dfs call hower por child low time er maddhome <text:tab/>node er low time update kore</text:span></text:p>
      <text:p text:style-name="P2"><text:s text:c="12"/>low[node]=min(low[node],low[child]);</text:p>
      <text:p text:style-name="P2"/>
      <text:p text:style-name="P2"><text:s text:c="11"/><text:span text:style-name="T24"><text:s/>///This node is an articulation point and not a root <text:tab/>because it's parents is not -1</text:span></text:p>
      <text:p text:style-name="P2"><text:s text:c="12"/>if(low[child]&gt;=in[node] &amp;&amp; par!=-1) <text:s/>{</text:p>
      <text:p text:style-name="P2"><text:s text:c="16"/>cout&lt;&lt;node&lt;&lt;" is an articulation point"&lt;&lt;endl;</text:p>
      <text:p text:style-name="P2"><text:s text:c="16"/>AP.insert(node);///insert into set</text:p>
      <text:p text:style-name="P2"><text:s text:c="12"/>}</text:p>
      <text:p text:style-name="P2"><text:s text:c="12"/>children++;</text:p>
      <text:p text:style-name="P2"><text:s text:c="8"/>}</text:p>
      <text:p text:style-name="P2"><text:s text:c="4"/>}</text:p>
      <text:p text:style-name="P2"><text:s text:c="4"/><text:span text:style-name="T24">///This means If root has more than one children and it <text:s text:c="3"/><text:tab/>must be an articulation point</text:span></text:p>
      <text:p text:style-name="P2"><text:s text:c="4"/>if(par==-1&amp;&amp;children&gt;1){</text:p>
      <text:p text:style-name="P2"><text:s text:c="8"/>cout&lt;&lt;node&lt;&lt;" is an articulation point"&lt;&lt;endl;</text:p>
      <text:p text:style-name="P2"><text:s text:c="8"/>AP.insert(node);///insert into set</text:p>
      <text:p text:style-name="P2"><text:s text:c="4"/>}</text:p>
      <text:p text:style-name="P2">}</text:p>
      <text:p text:style-name="P2">int main() {</text:p>
      <text:p text:style-name="P50"><text:s text:c="5"/>int n,e; <text:s text:c="2"/>cin&gt;&gt;n&gt;&gt;e;</text:p>
      <text:p text:style-name="P50"><text:s text:c="5"/>for(int i=1;i&lt;=e;i++) <text:s/>/// <text:span text:style-name="T43">make graph</text:span> <text:s/></text:p>
      <text:p text:style-name="P50"><text:s text:c="5"/>for(int i=1;i&lt;=n;i++) {</text:p>
      <text:p text:style-name="P50"><text:s text:c="12"/>if(!vis[i]) dfs(i,-1);///root and his parents-1</text:p>
      <text:p text:style-name="P50"><text:s text:c="5"/>}</text:p>
      <text:p text:style-name="P50"><text:s text:c="5"/>for(auto i:AP) cout&lt;&lt;i&lt;&lt;endl;</text:p>
      <text:p text:style-name="P2"><text:s text:c="5"/>return 0;</text:p>
      <text:p text:style-name="P2">}</text:p>
      <text:p text:style-name="P2"/>
      <text:p text:style-name="P2"/>
      <text:p text:style-name="P38">*** <text:span text:style-name="T45">Suffix array </text:span></text:p>
      <text:p text:style-name="P2"/>
      <text:p text:style-name="P2">vector&lt;int&gt; suffix_array(string &amp;s){</text:p>
      <text:p text:style-name="P2"><text:s text:c="2"/>//s.push('$');</text:p>
      <text:p text:style-name="P2"><text:s text:c="2"/>int n = s.size(), alph = 256;</text:p>
      <text:p text:style-name="P2"><text:s text:c="2"/>vector&lt;int&gt; cnt(max(n, alph)), p(n), c(n);</text:p>
      <text:p text:style-name="P2"/>
      <text:p text:style-name="P2"><text:s text:c="2"/>for(auto c : s) cnt[c]++;</text:p>
      <text:p text:style-name="P2"><text:s text:c="2"/>for(int i = 1; i &lt; alph; i++) cnt[i] += cnt[i - 1];</text:p>
      <text:p text:style-name="P2"><text:s text:c="2"/>for(int i = 0; i &lt; n; i++) p[--cnt[s[i]]] = i;</text:p>
      <text:p text:style-name="P2"><text:s text:c="2"/>for(int i = 1; i &lt; n; i++)</text:p>
      <text:p text:style-name="P2"><text:s text:c="4"/>c[p[i]] = c[p[i - 1]] + (s[p[i]] != s[p[i - 1]]);</text:p>
      <text:p text:style-name="P2"/>
      <text:p text:style-name="P2"><text:s text:c="2"/>vector&lt;int&gt; c2(n), p2(n);</text:p>
      <text:p text:style-name="P2"/>
      <text:p text:style-name="P2"><text:s text:c="2"/>for(int k = 0; (1 &lt;&lt; k) &lt; n; k++){</text:p>
      <text:p text:style-name="P2"><text:s text:c="4"/>int classes = c[p[n - 1]] + 1;</text:p>
      <text:p text:style-name="P2"><text:s text:c="4"/>fill(cnt.begin(), cnt.begin() + classes, 0);</text:p>
      <text:p text:style-name="P2"/>
      <text:p text:style-name="P2"><text:s text:c="4"/>for(int i = 0; i &lt; n; i++) p2[i] = (p[i] - (1 &lt;&lt; k) + n)%n;</text:p>
      <text:p text:style-name="P2"><text:s text:c="4"/>for(int i = 0; i &lt; n; i++) cnt[c[i]]++;</text:p>
      <text:p text:style-name="P2"><text:s text:c="4"/>for(int i = 1; i &lt; classes; i++) cnt[i] += cnt[i - 1];</text:p>
      <text:p text:style-name="P2"><text:s text:c="4"/>for(int i = n - 1; i &gt;= 0; i--) p[--cnt[c[p2[i]]]] = p2[i];</text:p>
      <text:p text:style-name="P2"/>
      <text:p text:style-name="P2"><text:s text:c="4"/>c2[p[0]] = 0;</text:p>
      <text:p text:style-name="P2"><text:s text:c="4"/>for(int i = 1; i &lt; n; i++){</text:p>
      <text:p text:style-name="P2"><text:s text:c="6"/>pair&lt;int, int&gt; b1 = {c[p[i]], c[(p[i] + (1 &lt;&lt; k))%n]};</text:p>
      <text:p text:style-name="P2"><text:s text:c="6"/>pair&lt;int, int&gt; b2 = {c[p[i - 1]], c[(p[i - 1] + (1 &lt;&lt; k))%n]};</text:p>
      <text:p text:style-name="P2"><text:soft-page-break/><text:s text:c="6"/>c2[p[i]] = c2[p[i - 1]] + (b1 != b2);</text:p>
      <text:p text:style-name="P2"><text:s text:c="4"/>}</text:p>
      <text:p text:style-name="P2"/>
      <text:p text:style-name="P2"><text:s text:c="4"/>c.swap(c2);</text:p>
      <text:p text:style-name="P2"><text:s text:c="2"/>}</text:p>
      <text:p text:style-name="P2"><text:s text:c="2"/>return p;</text:p>
      <text:p text:style-name="P2">}</text:p>
      <text:p text:style-name="P2"/>
      <text:p text:style-name="P2">// Longest Common Prefix with SA O(n)</text:p>
      <text:p text:style-name="P2">vector&lt;int&gt; lcpr(string &amp;s, vector&lt;int&gt; &amp;p){</text:p>
      <text:p text:style-name="P2"/>
      <text:p text:style-name="P2"><text:s text:c="2"/>int n = s.size();</text:p>
      <text:p text:style-name="P2"><text:s text:c="2"/>vector&lt;int&gt; ans(n - 1), pi(n);</text:p>
      <text:p text:style-name="P2"><text:s text:c="2"/>for(int i = 0; i &lt; n; i++) pi[p[i]] = i;</text:p>
      <text:p text:style-name="P2"/>
      <text:p text:style-name="P2"><text:s text:c="2"/>int lst = 0;</text:p>
      <text:p text:style-name="P2"><text:s text:c="2"/>for(int i = 0; i &lt; n - 1; i++){</text:p>
      <text:p text:style-name="P2"><text:s text:c="4"/>if(pi[i] == n - 1) continue;</text:p>
      <text:p text:style-name="P2"><text:s text:c="4"/>while(s[i + lst] == s[p[pi[i] + 1] + lst]) lst++;</text:p>
      <text:p text:style-name="P2"/>
      <text:p text:style-name="P2"><text:s text:c="4"/>ans[pi[i]] = lst;</text:p>
      <text:p text:style-name="P2"><text:s text:c="4"/>lst = max(0, lst - 1);</text:p>
      <text:p text:style-name="P2"><text:s text:c="2"/>}</text:p>
      <text:p text:style-name="P2"/>
      <text:p text:style-name="P2"><text:s text:c="2"/>return ans;</text:p>
      <text:p text:style-name="P2">}</text:p>
      <text:p text:style-name="P2"/>
      <text:p text:style-name="P2">int main(){</text:p>
      <text:p text:style-name="P2"/>
      <text:p text:style-name="P2"><text:s text:c="4"/>string s; <text:s/>cin &gt;&gt; s;</text:p>
      <text:p text:style-name="P2"><text:s text:c="4"/>/// suffix array</text:p>
      <text:p text:style-name="P2"><text:s text:c="4"/>vector&lt;int&gt;sa = suffix_array(s);</text:p>
      <text:p text:style-name="P2"/>
      <text:p text:style-name="P2"><text:s text:c="4"/>for(int i =0 ;i&lt;sa.size();i++) cout&lt;&lt;sa[i] &lt;&lt;" ";</text:p>
      <text:p text:style-name="P2"><text:s text:c="4"/>cout&lt;&lt;endl;</text:p>
      <text:p text:style-name="P2"/>
      <text:p text:style-name="P2"><text:s text:c="4"/>vector&lt;int&gt;lcp = lcpr(s , sa);</text:p>
      <text:p text:style-name="P2"><text:s text:c="4"/>/// Longest Repeated Substring O(n)</text:p>
      <text:p text:style-name="P2"/>
      <text:p text:style-name="P2"><text:s text:c="4"/>int lrs = 0;</text:p>
      <text:p text:style-name="P2"><text:s text:c="4"/>for (int i = 0; i &lt; lcp.size(); ++i) {cout&lt;&lt;lcp[i] &lt;&lt;" ";lrs=max(lrs,lcp[i]);}</text:p>
      <text:p text:style-name="P2"/>
      <text:p text:style-name="P2"><text:s text:c="4"/>cout&lt;&lt; endl &lt;&lt; lrs &lt;&lt;endl;</text:p>
      <text:p text:style-name="P2"><text:s text:c="4"/>/// distinct substring</text:p>
      <text:p text:style-name="P2"/>
      <text:p text:style-name="P2"><text:s text:c="4"/>int ds=s.size() - sa[0];</text:p>
      <text:p text:style-name="P2"><text:s text:c="4"/>for(int i=1;i&lt;sa.size();i++){</text:p>
      <text:p text:style-name="P2"/>
      <text:p text:style-name="P2"><text:s text:c="8"/>ll len = s.size() - sa[i];</text:p>
      <text:p text:style-name="P2"><text:s text:c="8"/>len -= lcp[i-1];</text:p>
      <text:p text:style-name="P2"><text:s text:c="8"/>ds+=len;</text:p>
      <text:p text:style-name="P2"><text:s text:c="4"/>}</text:p>
      <text:p text:style-name="P2"><text:s text:c="4"/>cout&lt;&lt;ds&lt;&lt;endl;</text:p>
      <text:p text:style-name="P2"><text:s text:c="4"/>return 0;</text:p>
      <text:p text:style-name="P2"/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in" fo:margin-bottom="0in" fo:margin-left="0.1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18:28:35.692072661</meta:creation-date>
    <dc:date>2022-10-08T00:00:48.387367972</dc:date>
    <meta:editing-duration>PT42M32S</meta:editing-duration>
    <meta:editing-cycles>6</meta:editing-cycles>
    <meta:generator>LibreOffice/7.3.6.2$Linux_X86_64 LibreOffice_project/30$Build-2</meta:generator>
    <meta:document-statistic meta:table-count="0" meta:image-count="0" meta:object-count="0" meta:page-count="11" meta:paragraph-count="981" meta:word-count="3219" meta:character-count="26898" meta:non-whitespace-character-count="19521"/>
  </office:meta>
</office:document-meta>
</file>